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89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24.15pt"/>
    </style:style>
    <style:style style:name="co6" style:family="table-column">
      <style:table-column-properties fo:break-before="auto" style:column-width="23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istograma cripto - Hoja 1" table:style-name="ta1">
        <table:shapes>
          <draw:frame draw:z-index="0" draw:style-name="gr1" draw:text-style-name="P1" svg:width="453.69pt" svg:height="255.26pt" svg:x="14.8pt" svg:y="109.16pt">
            <draw:object draw:notify-on-update-of-ranges="'Histograma cripto - Hoja 1'.E4:'Histograma cripto - Hoja 1'.E4 'Histograma cripto - Hoja 1'.F4:'Histograma cripto - Hoja 1'.F4 'Histograma cripto - Hoja 1'.G4:'Histograma cripto - Hoja 1'.G4 'Histograma cripto - Hoja 1'.H4:'Histograma cripto - Hoja 1'.H4 'Histograma cripto - Hoja 1'.I4:'Histograma cripto - Hoja 1'.I4 'Histograma cripto - Hoja 1'.J4:'Histograma cripto - Hoja 1'.J4 'Histograma cripto - Hoja 1'.K4:'Histograma cripto - Hoja 1'.K4 'Histograma cripto - Hoja 1'.L4:'Histograma cripto - Hoja 1'.L4 'Histograma cripto - Hoja 1'.M4:'Histograma cripto - Hoja 1'.M4 'Histograma cripto - Hoja 1'.N4:'Histograma cripto - Hoja 1'.N4 'Histograma cripto - Hoja 1'.O4:'Histograma cripto - Hoja 1'.O4 'Histograma cripto - Hoja 1'.P4:'Histograma cripto - Hoja 1'.P4 'Histograma cripto - Hoja 1'.Q4:'Histograma cripto - Hoja 1'.Q4 'Histograma cripto - Hoja 1'.R4:'Histograma cripto - Hoja 1'.R4 'Histograma cripto - Hoja 1'.S4:'Histograma cripto - Hoja 1'.S4 'Histograma cripto - Hoja 1'.T4:'Histograma cripto - Hoja 1'.T4 'Histograma cripto - Hoja 1'.U4:'Histograma cripto - Hoja 1'.U4 'Histograma cripto - Hoja 1'.V4:'Histograma cripto - Hoja 1'.V4 'Histograma cripto - Hoja 1'.W4:'Histograma cripto - Hoja 1'.W4 'Histograma cripto - Hoja 1'.X4:'Histograma cripto - Hoja 1'.X4 'Histograma cripto - Hoja 1'.Y4:'Histograma cripto - Hoja 1'.Y4 'Histograma cripto - Hoja 1'.Z4:'Histograma cripto - Hoja 1'.Z4 'Histograma cripto - Hoja 1'.AA4:'Histograma cripto - Hoja 1'.AA4 'Histograma cripto - Hoja 1'.AB4:'Histograma cripto - Hoja 1'.AB4 'Histograma cripto - Hoja 1'.AC4:'Histograma cripto - Hoja 1'.AC4 'Histograma cripto - Hoja 1'.AD4:'Histograma cripto - Hoja 1'.AD4 'Histograma cripto - Hoja 1'.AE4:'Histograma cripto - Hoja 1'.AE4 'Histograma cripto - Hoja 1'.AF4:'Histograma cripto - Hoja 1'.AF4 'Histograma cripto - Hoja 1'.AG4:'Histograma cripto - Hoja 1'.AG4 'Histograma cripto - Hoja 1'.AH4:'Histograma cripto - Hoja 1'.AH4 'Histograma cripto - Hoja 1'.AI4:'Histograma cripto - Hoja 1'.AI4 'Histograma cripto - Hoja 1'.AJ4:'Histograma cripto - Hoja 1'.AJ4 'Histograma cripto - Hoja 1'.AK4:'Histograma cripto - Hoja 1'.AK4 'Histograma cripto - Hoja 1'.AL4:'Histograma cripto - Hoja 1'.AL4 'Histograma cripto - Hoja 1'.AM4:'Histograma cripto - Hoja 1'.AM4 'Histograma cripto - Hoja 1'.AN4:'Histograma cripto - Hoja 1'.AN4 'Histograma cripto - Hoja 1'.AO4:'Histograma cripto - Hoja 1'.AO4 'Histograma cripto - Hoja 1'.AP4:'Histograma cripto - Hoja 1'.AP4 'Histograma cripto - Hoja 1'.AQ4:'Histograma cripto - Hoja 1'.AQ4 'Histograma cripto - Hoja 1'.AR4:'Histograma cripto - Hoja 1'.AR4 'Histograma cripto - Hoja 1'.AS4:'Histograma cripto - Hoja 1'.AS4 'Histograma cripto - Hoja 1'.AT4:'Histograma cripto - Hoja 1'.AT4 'Histograma cripto - Hoja 1'.AU4:'Histograma cripto - Hoja 1'.AU4 'Histograma cripto - Hoja 1'.AV4:'Histograma cripto - Hoja 1'.AV4 'Histograma cripto - Hoja 1'.AW4:'Histograma cripto - Hoja 1'.AW4 'Histograma cripto - Hoja 1'.AX4:'Histograma cripto - Hoja 1'.AX4 'Histograma cripto - Hoja 1'.AY4:'Histograma cripto - Hoja 1'.AY4 'Histograma cripto - Hoja 1'.AZ4:'Histograma cripto - Hoja 1'.AZ4 'Histograma cripto - Hoja 1'.BA4:'Histograma cripto - Hoja 1'.BA4 'Histograma cripto - Hoja 1'.BB4:'Histograma cripto - Hoja 1'.BB4 'Histograma cripto - Hoja 1'.BC4:'Histograma cripto - Hoja 1'.BC4 'Histograma cripto - Hoja 1'.BD4:'Histograma cripto - Hoja 1'.BD4 'Histograma cripto - Hoja 1'.BE4:'Histograma cripto - Hoja 1'.BE4 'Histograma cripto - Hoja 1'.BF4:'Histograma cripto - Hoja 1'.BF4 'Histograma cripto - Hoja 1'.BG4:'Histograma cripto - Hoja 1'.BG4 'Histograma cripto - Hoja 1'.BH4:'Histograma cripto - Hoja 1'.BH4 'Histograma cripto - Hoja 1'.BI4:'Histograma cripto - Hoja 1'.BI4 'Histograma cripto - Hoja 1'.BJ4:'Histograma cripto - Hoja 1'.BJ4 'Histograma cripto - Hoja 1'.BK4:'Histograma cripto - Hoja 1'.BK4 'Histograma cripto - Hoja 1'.BL4:'Histograma cripto - Hoja 1'.BL4 'Histograma cripto - Hoja 1'.BM4:'Histograma cripto - Hoja 1'.BM4 'Histograma cripto - Hoja 1'.BN4:'Histograma cripto - Hoja 1'.BN4 'Histograma cripto - Hoja 1'.BO4:'Histograma cripto - Hoja 1'.BO4 'Histograma cripto - Hoja 1'.BP4:'Histograma cripto - Hoja 1'.BP4 'Histograma cripto - Hoja 1'.BQ4:'Histograma cripto - Hoja 1'.BQ4 'Histograma cripto - Hoja 1'.BR4:'Histograma cripto - Hoja 1'.BR4 'Histograma cripto - Hoja 1'.BS4:'Histograma cripto - Hoja 1'.BS4 'Histograma cripto - Hoja 1'.BT4:'Histograma cripto - Hoja 1'.BT4 'Histograma cripto - Hoja 1'.BU4:'Histograma cripto - Hoja 1'.BU4 'Histograma cripto - Hoja 1'.BV4:'Histograma cripto - Hoja 1'.BV4 'Histograma cripto - Hoja 1'.BW4:'Histograma cripto - Hoja 1'.BW4 'Histograma cripto - Hoja 1'.BX4:'Histograma cripto - Hoja 1'.BX4 'Histograma cripto - Hoja 1'.BY4:'Histograma cripto - Hoja 1'.BY4 'Histograma cripto - Hoja 1'.BZ4:'Histograma cripto - Hoja 1'.BZ4 'Histograma cripto - Hoja 1'.CA4:'Histograma cripto - Hoja 1'.CA4 'Histograma cripto - Hoja 1'.CB4:'Histograma cripto - Hoja 1'.CB4 'Histograma cripto - Hoja 1'.CC4:'Histograma cripto - Hoja 1'.CC4 'Histograma cripto - Hoja 1'.CD4:'Histograma cripto - Hoja 1'.CD4 'Histograma cripto - Hoja 1'.CE4:'Histograma cripto - Hoja 1'.CE4 'Histograma cripto - Hoja 1'.CF4:'Histograma cripto - Hoja 1'.CF4 'Histograma cripto - Hoja 1'.CG4:'Histograma cripto - Hoja 1'.CG4 'Histograma cripto - Hoja 1'.CH4:'Histograma cripto - Hoja 1'.CH4 'Histograma cripto - Hoja 1'.CI4:'Histograma cripto - Hoja 1'.CI4 'Histograma cripto - Hoja 1'.CJ4:'Histograma cripto - Hoja 1'.CJ4 'Histograma cripto - Hoja 1'.CK4:'Histograma cripto - Hoja 1'.CK4 'Histograma cripto - Hoja 1'.CL4:'Histograma cripto - Hoja 1'.CL4 'Histograma cripto - Hoja 1'.CM4:'Histograma cripto - Hoja 1'.CM4 'Histograma cripto - Hoja 1'.CN4:'Histograma cripto - Hoja 1'.CN4 'Histograma cripto - Hoja 1'.CO4:'Histograma cripto - Hoja 1'.CO4 'Histograma cripto - Hoja 1'.CP4:'Histograma cripto - Hoja 1'.CP4 'Histograma cripto - Hoja 1'.CQ4:'Histograma cripto - Hoja 1'.CQ4 'Histograma cripto - Hoja 1'.CR4:'Histograma cripto - Hoja 1'.CR4 'Histograma cripto - Hoja 1'.CS4:'Histograma cripto - Hoja 1'.CS4 'Histograma cripto - Hoja 1'.CT4:'Histograma cripto - Hoja 1'.CT4 'Histograma cripto - Hoja 1'.CU4:'Histograma cripto - Hoja 1'.CU4 'Histograma cripto - Hoja 1'.CV4:'Histograma cripto - Hoja 1'.CV4 'Histograma cripto - Hoja 1'.CW4:'Histograma cripto - Hoja 1'.CW4 'Histograma cripto - Hoja 1'.CX4:'Histograma cripto - Hoja 1'.CX4 'Histograma cripto - Hoja 1'.CY4:'Histograma cripto - Hoja 1'.CY4 'Histograma cripto - Hoja 1'.CZ4:'Histograma cripto - Hoja 1'.CZ4 'Histograma cripto - Hoja 1'.DA4:'Histograma cripto - Hoja 1'.DA4 'Histograma cripto - Hoja 1'.DB4:'Histograma cripto - Hoja 1'.DB4 'Histograma cripto - Hoja 1'.DC4:'Histograma cripto - Hoja 1'.DC4 'Histograma cripto - Hoja 1'.DD4:'Histograma cripto - Hoja 1'.DD4 'Histograma cripto - Hoja 1'.DE4:'Histograma cripto - Hoja 1'.DE4 'Histograma cripto - Hoja 1'.DF4:'Histograma cripto - Hoja 1'.DF4 'Histograma cripto - Hoja 1'.DG4:'Histograma cripto - Hoja 1'.DG4 'Histograma cripto - Hoja 1'.DH4:'Histograma cripto - Hoja 1'.DH4 'Histograma cripto - Hoja 1'.DI4:'Histograma cripto - Hoja 1'.DI4 'Histograma cripto - Hoja 1'.DJ4:'Histograma cripto - Hoja 1'.DJ4 'Histograma cripto - Hoja 1'.DK4:'Histograma cripto - Hoja 1'.DK4 'Histograma cripto - Hoja 1'.DL4:'Histograma cripto - Hoja 1'.DL4 'Histograma cripto - Hoja 1'.DM4:'Histograma cripto - Hoja 1'.DM4 'Histograma cripto - Hoja 1'.DN4:'Histograma cripto - Hoja 1'.DN4 'Histograma cripto - Hoja 1'.DO4:'Histograma cripto - Hoja 1'.DO4 'Histograma cripto - Hoja 1'.DP4:'Histograma cripto - Hoja 1'.DP4 'Histograma cripto - Hoja 1'.DQ4:'Histograma cripto - Hoja 1'.DQ4 'Histograma cripto - Hoja 1'.DR4:'Histograma cripto - Hoja 1'.DR4 'Histograma cripto - Hoja 1'.DS4:'Histograma cripto - Hoja 1'.DS4 'Histograma cripto - Hoja 1'.DT4:'Histograma cripto - Hoja 1'.DT4 'Histograma cripto - Hoja 1'.DU4:'Histograma cripto - Hoja 1'.DU4 'Histograma cripto - Hoja 1'.DV4:'Histograma cripto - Hoja 1'.DV4 'Histograma cripto - Hoja 1'.DW4:'Histograma cripto - Hoja 1'.DW4 'Histograma cripto - Hoja 1'.DX4:'Histograma cripto - Hoja 1'.DX4 'Histograma cripto - Hoja 1'.DY4:'Histograma cripto - Hoja 1'.DY4 'Histograma cripto - Hoja 1'.DZ4:'Histograma cripto - Hoja 1'.DZ4 'Histograma cripto - Hoja 1'.EA4:'Histograma cripto - Hoja 1'.EA4 'Histograma cripto - Hoja 1'.EB4:'Histograma cripto - Hoja 1'.EB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69pt" svg:height="269.55pt" svg:x="481.72pt" svg:y="109.93pt">
            <draw:object draw:notify-on-update-of-ranges="'Histograma cripto - Hoja 1'.D37:'Histograma cripto - Hoja 1'.D37 'Histograma cripto - Hoja 1'.E37:'Histograma cripto - Hoja 1'.E37 'Histograma cripto - Hoja 1'.F37:'Histograma cripto - Hoja 1'.F37 'Histograma cripto - Hoja 1'.G37:'Histograma cripto - Hoja 1'.G37 'Histograma cripto - Hoja 1'.H37:'Histograma cripto - Hoja 1'.H37 'Histograma cripto - Hoja 1'.I37:'Histograma cripto - Hoja 1'.I37 'Histograma cripto - Hoja 1'.J37:'Histograma cripto - Hoja 1'.J37 'Histograma cripto - Hoja 1'.K37:'Histograma cripto - Hoja 1'.K37 'Histograma cripto - Hoja 1'.L37:'Histograma cripto - Hoja 1'.L37 'Histograma cripto - Hoja 1'.M37:'Histograma cripto - Hoja 1'.M37 'Histograma cripto - Hoja 1'.N37:'Histograma cripto - Hoja 1'.N37 'Histograma cripto - Hoja 1'.O37:'Histograma cripto - Hoja 1'.O37 'Histograma cripto - Hoja 1'.P37:'Histograma cripto - Hoja 1'.P37 'Histograma cripto - Hoja 1'.Q37:'Histograma cripto - Hoja 1'.Q37 'Histograma cripto - Hoja 1'.R37:'Histograma cripto - Hoja 1'.R37 'Histograma cripto - Hoja 1'.S37:'Histograma cripto - Hoja 1'.S37 'Histograma cripto - Hoja 1'.T37:'Histograma cripto - Hoja 1'.T37 'Histograma cripto - Hoja 1'.U37:'Histograma cripto - Hoja 1'.U37 'Histograma cripto - Hoja 1'.V37:'Histograma cripto - Hoja 1'.V37 'Histograma cripto - Hoja 1'.W37:'Histograma cripto - Hoja 1'.W37 'Histograma cripto - Hoja 1'.X37:'Histograma cripto - Hoja 1'.X37 'Histograma cripto - Hoja 1'.Y37:'Histograma cripto - Hoja 1'.Y37 'Histograma cripto - Hoja 1'.Z37:'Histograma cripto - Hoja 1'.Z37 'Histograma cripto - Hoja 1'.AA37:'Histograma cripto - Hoja 1'.AA37 'Histograma cripto - Hoja 1'.AB37:'Histograma cripto - Hoja 1'.AB37 'Histograma cripto - Hoja 1'.AC37:'Histograma cripto - Hoja 1'.AC37 'Histograma cripto - Hoja 1'.AD37:'Histograma cripto - Hoja 1'.AD37 'Histograma cripto - Hoja 1'.AE37:'Histograma cripto - Hoja 1'.AE37 'Histograma cripto - Hoja 1'.AF37:'Histograma cripto - Hoja 1'.AF37 'Histograma cripto - Hoja 1'.AG37:'Histograma cripto - Hoja 1'.AG37 'Histograma cripto - Hoja 1'.AH37:'Histograma cripto - Hoja 1'.AH37 'Histograma cripto - Hoja 1'.AI37:'Histograma cripto - Hoja 1'.AI37 'Histograma cripto - Hoja 1'.AJ37:'Histograma cripto - Hoja 1'.AJ37 'Histograma cripto - Hoja 1'.AK37:'Histograma cripto - Hoja 1'.AK37 'Histograma cripto - Hoja 1'.AL37:'Histograma cripto - Hoja 1'.AL37 'Histograma cripto - Hoja 1'.AM37:'Histograma cripto - Hoja 1'.AM37 'Histograma cripto - Hoja 1'.AN37:'Histograma cripto - Hoja 1'.AN37 'Histograma cripto - Hoja 1'.AO37:'Histograma cripto - Hoja 1'.AO37 'Histograma cripto - Hoja 1'.AP37:'Histograma cripto - Hoja 1'.AP37 'Histograma cripto - Hoja 1'.AQ37:'Histograma cripto - Hoja 1'.AQ37 'Histograma cripto - Hoja 1'.AR37:'Histograma cripto - Hoja 1'.AR37 'Histograma cripto - Hoja 1'.AS37:'Histograma cripto - Hoja 1'.AS37 'Histograma cripto - Hoja 1'.AT37:'Histograma cripto - Hoja 1'.AT37 'Histograma cripto - Hoja 1'.AU37:'Histograma cripto - Hoja 1'.AU37 'Histograma cripto - Hoja 1'.AV37:'Histograma cripto - Hoja 1'.AV37 'Histograma cripto - Hoja 1'.AW37:'Histograma cripto - Hoja 1'.AW37 'Histograma cripto - Hoja 1'.AX37:'Histograma cripto - Hoja 1'.AX37 'Histograma cripto - Hoja 1'.AY37:'Histograma cripto - Hoja 1'.AY37 'Histograma cripto - Hoja 1'.AZ37:'Histograma cripto - Hoja 1'.AZ37 'Histograma cripto - Hoja 1'.BA37:'Histograma cripto - Hoja 1'.BA37 'Histograma cripto - Hoja 1'.BB37:'Histograma cripto - Hoja 1'.BB37 'Histograma cripto - Hoja 1'.BC37:'Histograma cripto - Hoja 1'.BC37 'Histograma cripto - Hoja 1'.BD37:'Histograma cripto - Hoja 1'.BD37 'Histograma cripto - Hoja 1'.BE37:'Histograma cripto - Hoja 1'.BE37 'Histograma cripto - Hoja 1'.BF37:'Histograma cripto - Hoja 1'.BF37 'Histograma cripto - Hoja 1'.BG37:'Histograma cripto - Hoja 1'.BG37 'Histograma cripto - Hoja 1'.BH37:'Histograma cripto - Hoja 1'.BH37 'Histograma cripto - Hoja 1'.BI37:'Histograma cripto - Hoja 1'.BI37 'Histograma cripto - Hoja 1'.BJ37:'Histograma cripto - Hoja 1'.BJ37 'Histograma cripto - Hoja 1'.BK37:'Histograma cripto - Hoja 1'.BK37 'Histograma cripto - Hoja 1'.BL37:'Histograma cripto - Hoja 1'.BL37 'Histograma cripto - Hoja 1'.BM37:'Histograma cripto - Hoja 1'.BM37 'Histograma cripto - Hoja 1'.BN37:'Histograma cripto - Hoja 1'.BN37 'Histograma cripto - Hoja 1'.BO37:'Histograma cripto - Hoja 1'.BO37 'Histograma cripto - Hoja 1'.BP37:'Histograma cripto - Hoja 1'.BP37 'Histograma cripto - Hoja 1'.BQ37:'Histograma cripto - Hoja 1'.BQ37 'Histograma cripto - Hoja 1'.BR37:'Histograma cripto - Hoja 1'.BR37 'Histograma cripto - Hoja 1'.BS37:'Histograma cripto - Hoja 1'.BS37 'Histograma cripto - Hoja 1'.BT37:'Histograma cripto - Hoja 1'.BT37 'Histograma cripto - Hoja 1'.BU37:'Histograma cripto - Hoja 1'.BU37 'Histograma cripto - Hoja 1'.BV37:'Histograma cripto - Hoja 1'.BV37 'Histograma cripto - Hoja 1'.BW37:'Histograma cripto - Hoja 1'.BW37 'Histograma cripto - Hoja 1'.BX37:'Histograma cripto - Hoja 1'.BX37 'Histograma cripto - Hoja 1'.BY37:'Histograma cripto - Hoja 1'.BY37 'Histograma cripto - Hoja 1'.BZ37:'Histograma cripto - Hoja 1'.BZ37 'Histograma cripto - Hoja 1'.CA37:'Histograma cripto - Hoja 1'.CA37 'Histograma cripto - Hoja 1'.CB37:'Histograma cripto - Hoja 1'.CB37 'Histograma cripto - Hoja 1'.CC37:'Histograma cripto - Hoja 1'.CC37 'Histograma cripto - Hoja 1'.CD37:'Histograma cripto - Hoja 1'.CD37 'Histograma cripto - Hoja 1'.CE37:'Histograma cripto - Hoja 1'.CE37 'Histograma cripto - Hoja 1'.CF37:'Histograma cripto - Hoja 1'.CF37 'Histograma cripto - Hoja 1'.CG37:'Histograma cripto - Hoja 1'.CG37 'Histograma cripto - Hoja 1'.CH37:'Histograma cripto - Hoja 1'.CH37 'Histograma cripto - Hoja 1'.CI37:'Histograma cripto - Hoja 1'.CI37 'Histograma cripto - Hoja 1'.CJ37:'Histograma cripto - Hoja 1'.CJ37 'Histograma cripto - Hoja 1'.CK37:'Histograma cripto - Hoja 1'.CK37 'Histograma cripto - Hoja 1'.CL37:'Histograma cripto - Hoja 1'.CL37 'Histograma cripto - Hoja 1'.CM37:'Histograma cripto - Hoja 1'.CM37 'Histograma cripto - Hoja 1'.CN37:'Histograma cripto - Hoja 1'.CN37 'Histograma cripto - Hoja 1'.CO37:'Histograma cripto - Hoja 1'.CO37 'Histograma cripto - Hoja 1'.CP37:'Histograma cripto - Hoja 1'.CP37 'Histograma cripto - Hoja 1'.CQ37:'Histograma cripto - Hoja 1'.CQ37 'Histograma cripto - Hoja 1'.CR37:'Histograma cripto - Hoja 1'.CR37 'Histograma cripto - Hoja 1'.CS37:'Histograma cripto - Hoja 1'.CS37 'Histograma cripto - Hoja 1'.CT37:'Histograma cripto - Hoja 1'.CT37 'Histograma cripto - Hoja 1'.CU37:'Histograma cripto - Hoja 1'.CU37 'Histograma cripto - Hoja 1'.CV37:'Histograma cripto - Hoja 1'.CV37 'Histograma cripto - Hoja 1'.CW37:'Histograma cripto - Hoja 1'.CW37 'Histograma cripto - Hoja 1'.CX37:'Histograma cripto - Hoja 1'.CX37 'Histograma cripto - Hoja 1'.CY37:'Histograma cripto - Hoja 1'.CY37 'Histograma cripto - Hoja 1'.CZ37:'Histograma cripto - Hoja 1'.CZ37 'Histograma cripto - Hoja 1'.DA37:'Histograma cripto - Hoja 1'.DA37 'Histograma cripto - Hoja 1'.DB37:'Histograma cripto - Hoja 1'.DB37 'Histograma cripto - Hoja 1'.DC37:'Histograma cripto - Hoja 1'.DC37 'Histograma cripto - Hoja 1'.DD37:'Histograma cripto - Hoja 1'.DD37 'Histograma cripto - Hoja 1'.DE37:'Histograma cripto - Hoja 1'.DE37 'Histograma cripto - Hoja 1'.DF37:'Histograma cripto - Hoja 1'.DF37 'Histograma cripto - Hoja 1'.DG37:'Histograma cripto - Hoja 1'.DG37 'Histograma cripto - Hoja 1'.DH37:'Histograma cripto - Hoja 1'.DH37 'Histograma cripto - Hoja 1'.DI37:'Histograma cripto - Hoja 1'.DI37 'Histograma cripto - Hoja 1'.DJ37:'Histograma cripto - Hoja 1'.DJ37 'Histograma cripto - Hoja 1'.DK37:'Histograma cripto - Hoja 1'.DK37 'Histograma cripto - Hoja 1'.DL37:'Histograma cripto - Hoja 1'.DL37 'Histograma cripto - Hoja 1'.DM37:'Histograma cripto - Hoja 1'.DM37 'Histograma cripto - Hoja 1'.DN37:'Histograma cripto - Hoja 1'.DN37 'Histograma cripto - Hoja 1'.DO37:'Histograma cripto - Hoja 1'.DO37 'Histograma cripto - Hoja 1'.DP37:'Histograma cripto - Hoja 1'.DP37 'Histograma cripto - Hoja 1'.DQ37:'Histograma cripto - Hoja 1'.DQ37 'Histograma cripto - Hoja 1'.DR37:'Histograma cripto - Hoja 1'.DR37 'Histograma cripto - Hoja 1'.DS37:'Histograma cripto - Hoja 1'.DS37 'Histograma cripto - Hoja 1'.DT37:'Histograma cripto - Hoja 1'.DT37 'Histograma cripto - Hoja 1'.DU37:'Histograma cripto - Hoja 1'.DU37 'Histograma cripto - Hoja 1'.DV37:'Histograma cripto - Hoja 1'.DV37 'Histograma cripto - Hoja 1'.DW37:'Histograma cripto - Hoja 1'.DW37 'Histograma cripto - Hoja 1'.DX37:'Histograma cripto - Hoja 1'.DX37 'Histograma cripto - Hoja 1'.DY37:'Histograma cripto - Hoja 1'.DY37 'Histograma cripto - Hoja 1'.DZ37:'Histograma cripto - Hoja 1'.DZ37 'Histograma cripto - Hoja 1'.EA37:'Histograma cripto - Hoja 1'.EA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100" table:default-cell-style-name="Default"/>
        <table:table-column table:style-name="co4" table:number-columns-repeated="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8" table:default-cell-style-name="Default"/>
        <table:table-column table:style-name="co4" table:number-columns-repeated="8" table:default-cell-style-name="Default"/>
        <table:table-row table:style-name="ro1" table:number-rows-repeated="2">
          <table:table-cell table:number-columns-repeated="132"/>
        </table:table-row>
        <table:table-row table:style-name="ro1">
          <table:table-cell table:number-columns-repeated="3"/>
          <table:table-cell office:value-type="string" calcext:value-type="string">
            <text:p>Cambiando M</text:p>
          </table:table-cell>
          <table:table-cell table:number-columns-repeated="128"/>
        </table:table-row>
        <table:table-row table:style-name="ro1">
          <table:table-cell table:number-columns-repeated="3"/>
          <table:table-cell office:value-type="string" calcext:value-type="string">
            <text:p>Frecuencia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sició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</table:table-row>
        <table:table-row table:style-name="ro1" table:number-rows-repeated="30">
          <table:table-cell table:number-columns-repeated="132"/>
        </table:table-row>
        <table:table-row table:style-name="ro1">
          <table:table-cell table:number-columns-repeated="3"/>
          <table:table-cell office:value-type="string" calcext:value-type="string">
            <text:p>Cambiando clave</text:p>
          </table:table-cell>
          <table:table-cell table:number-columns-repeated="128"/>
        </table:table-row>
        <table:table-row table:style-name="ro1">
          <table:table-cell table:number-columns-repeated="3"/>
          <table:table-cell office:value-type="string" calcext:value-type="string">
            <text:p>Frecuencia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/00/0000</text:date>, <text:time style:data-style-name="N2" text:time-value="11:37:53.6028228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9T11:42:33.958415516</dc:date>
    <meta:editing-duration>PT11M27S</meta:editing-duration>
    <meta:editing-cycles>2</meta:editing-cycles>
    <meta:generator>LibreOffice/6.0.3.2$Linux_X86_64 LibreOffice_project/00m0$Build-2</meta:generator>
    <meta:document-statistic meta:table-count="1" meta:cell-count="38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bar" chart:style-name="ch1">
        <chart:title svg:x="5.763cm" svg:y="0.315cm" chart:style-name="ch2">
          <text:p>Cambiando 1 bit de M</text:p>
        </chart:title>
        <chart:plot-area chart:style-name="ch3" table:cell-range-address="'Histograma cripto - Hoja 1'.E4:'Histograma cripto - Hoja 1'.EB4" svg:x="0.32cm" svg:y="1.196cm" svg:width="15.366cm" svg:height="7.63cm">
          <chartooo:coordinate-region svg:x="0.941cm" svg:y="1.356cm" svg:width="14.745cm" svg:height="7.3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istograma cripto - Hoja 1'.E4:'Histograma cripto - Hoja 1'.E4" chart:class="chart:bar">
            <chart:data-point/>
          </chart:series>
          <chart:series chart:style-name="ch8" chart:values-cell-range-address="'Histograma cripto - Hoja 1'.F4:'Histograma cripto - Hoja 1'.F4" chart:class="chart:bar">
            <chart:data-point/>
          </chart:series>
          <chart:series chart:style-name="ch9" chart:values-cell-range-address="'Histograma cripto - Hoja 1'.G4:'Histograma cripto - Hoja 1'.G4" chart:class="chart:bar">
            <chart:data-point/>
          </chart:series>
          <chart:series chart:style-name="ch10" chart:values-cell-range-address="'Histograma cripto - Hoja 1'.H4:'Histograma cripto - Hoja 1'.H4" chart:class="chart:bar">
            <chart:data-point/>
          </chart:series>
          <chart:series chart:style-name="ch11" chart:values-cell-range-address="'Histograma cripto - Hoja 1'.I4:'Histograma cripto - Hoja 1'.I4" chart:class="chart:bar">
            <chart:data-point/>
          </chart:series>
          <chart:series chart:style-name="ch12" chart:values-cell-range-address="'Histograma cripto - Hoja 1'.J4:'Histograma cripto - Hoja 1'.J4" chart:class="chart:bar">
            <chart:data-point/>
          </chart:series>
          <chart:series chart:style-name="ch13" chart:values-cell-range-address="'Histograma cripto - Hoja 1'.K4:'Histograma cripto - Hoja 1'.K4" chart:class="chart:bar">
            <chart:data-point/>
          </chart:series>
          <chart:series chart:style-name="ch14" chart:values-cell-range-address="'Histograma cripto - Hoja 1'.L4:'Histograma cripto - Hoja 1'.L4" chart:class="chart:bar">
            <chart:data-point/>
          </chart:series>
          <chart:series chart:style-name="ch15" chart:values-cell-range-address="'Histograma cripto - Hoja 1'.M4:'Histograma cripto - Hoja 1'.M4" chart:class="chart:bar">
            <chart:data-point/>
          </chart:series>
          <chart:series chart:style-name="ch16" chart:values-cell-range-address="'Histograma cripto - Hoja 1'.N4:'Histograma cripto - Hoja 1'.N4" chart:class="chart:bar">
            <chart:data-point/>
          </chart:series>
          <chart:series chart:style-name="ch17" chart:values-cell-range-address="'Histograma cripto - Hoja 1'.O4:'Histograma cripto - Hoja 1'.O4" chart:class="chart:bar">
            <chart:data-point/>
          </chart:series>
          <chart:series chart:style-name="ch18" chart:values-cell-range-address="'Histograma cripto - Hoja 1'.P4:'Histograma cripto - Hoja 1'.P4" chart:class="chart:bar">
            <chart:data-point/>
          </chart:series>
          <chart:series chart:style-name="ch7" chart:values-cell-range-address="'Histograma cripto - Hoja 1'.Q4:'Histograma cripto - Hoja 1'.Q4" chart:class="chart:bar">
            <chart:data-point/>
          </chart:series>
          <chart:series chart:style-name="ch8" chart:values-cell-range-address="'Histograma cripto - Hoja 1'.R4:'Histograma cripto - Hoja 1'.R4" chart:class="chart:bar">
            <chart:data-point/>
          </chart:series>
          <chart:series chart:style-name="ch9" chart:values-cell-range-address="'Histograma cripto - Hoja 1'.S4:'Histograma cripto - Hoja 1'.S4" chart:class="chart:bar">
            <chart:data-point/>
          </chart:series>
          <chart:series chart:style-name="ch10" chart:values-cell-range-address="'Histograma cripto - Hoja 1'.T4:'Histograma cripto - Hoja 1'.T4" chart:class="chart:bar">
            <chart:data-point/>
          </chart:series>
          <chart:series chart:style-name="ch11" chart:values-cell-range-address="'Histograma cripto - Hoja 1'.U4:'Histograma cripto - Hoja 1'.U4" chart:class="chart:bar">
            <chart:data-point/>
          </chart:series>
          <chart:series chart:style-name="ch12" chart:values-cell-range-address="'Histograma cripto - Hoja 1'.V4:'Histograma cripto - Hoja 1'.V4" chart:class="chart:bar">
            <chart:data-point/>
          </chart:series>
          <chart:series chart:style-name="ch13" chart:values-cell-range-address="'Histograma cripto - Hoja 1'.W4:'Histograma cripto - Hoja 1'.W4" chart:class="chart:bar">
            <chart:data-point/>
          </chart:series>
          <chart:series chart:style-name="ch14" chart:values-cell-range-address="'Histograma cripto - Hoja 1'.X4:'Histograma cripto - Hoja 1'.X4" chart:class="chart:bar">
            <chart:data-point/>
          </chart:series>
          <chart:series chart:style-name="ch15" chart:values-cell-range-address="'Histograma cripto - Hoja 1'.Y4:'Histograma cripto - Hoja 1'.Y4" chart:class="chart:bar">
            <chart:data-point/>
          </chart:series>
          <chart:series chart:style-name="ch16" chart:values-cell-range-address="'Histograma cripto - Hoja 1'.Z4:'Histograma cripto - Hoja 1'.Z4" chart:class="chart:bar">
            <chart:data-point/>
          </chart:series>
          <chart:series chart:style-name="ch17" chart:values-cell-range-address="'Histograma cripto - Hoja 1'.AA4:'Histograma cripto - Hoja 1'.AA4" chart:class="chart:bar">
            <chart:data-point/>
          </chart:series>
          <chart:series chart:style-name="ch18" chart:values-cell-range-address="'Histograma cripto - Hoja 1'.AB4:'Histograma cripto - Hoja 1'.AB4" chart:class="chart:bar">
            <chart:data-point/>
          </chart:series>
          <chart:series chart:style-name="ch7" chart:values-cell-range-address="'Histograma cripto - Hoja 1'.AC4:'Histograma cripto - Hoja 1'.AC4" chart:class="chart:bar">
            <chart:data-point/>
          </chart:series>
          <chart:series chart:style-name="ch8" chart:values-cell-range-address="'Histograma cripto - Hoja 1'.AD4:'Histograma cripto - Hoja 1'.AD4" chart:class="chart:bar">
            <chart:data-point/>
          </chart:series>
          <chart:series chart:style-name="ch9" chart:values-cell-range-address="'Histograma cripto - Hoja 1'.AE4:'Histograma cripto - Hoja 1'.AE4" chart:class="chart:bar">
            <chart:data-point/>
          </chart:series>
          <chart:series chart:style-name="ch10" chart:values-cell-range-address="'Histograma cripto - Hoja 1'.AF4:'Histograma cripto - Hoja 1'.AF4" chart:class="chart:bar">
            <chart:data-point/>
          </chart:series>
          <chart:series chart:style-name="ch11" chart:values-cell-range-address="'Histograma cripto - Hoja 1'.AG4:'Histograma cripto - Hoja 1'.AG4" chart:class="chart:bar">
            <chart:data-point/>
          </chart:series>
          <chart:series chart:style-name="ch12" chart:values-cell-range-address="'Histograma cripto - Hoja 1'.AH4:'Histograma cripto - Hoja 1'.AH4" chart:class="chart:bar">
            <chart:data-point/>
          </chart:series>
          <chart:series chart:style-name="ch13" chart:values-cell-range-address="'Histograma cripto - Hoja 1'.AI4:'Histograma cripto - Hoja 1'.AI4" chart:class="chart:bar">
            <chart:data-point/>
          </chart:series>
          <chart:series chart:style-name="ch14" chart:values-cell-range-address="'Histograma cripto - Hoja 1'.AJ4:'Histograma cripto - Hoja 1'.AJ4" chart:class="chart:bar">
            <chart:data-point/>
          </chart:series>
          <chart:series chart:style-name="ch15" chart:values-cell-range-address="'Histograma cripto - Hoja 1'.AK4:'Histograma cripto - Hoja 1'.AK4" chart:class="chart:bar">
            <chart:data-point/>
          </chart:series>
          <chart:series chart:style-name="ch16" chart:values-cell-range-address="'Histograma cripto - Hoja 1'.AL4:'Histograma cripto - Hoja 1'.AL4" chart:class="chart:bar">
            <chart:data-point/>
          </chart:series>
          <chart:series chart:style-name="ch17" chart:values-cell-range-address="'Histograma cripto - Hoja 1'.AM4:'Histograma cripto - Hoja 1'.AM4" chart:class="chart:bar">
            <chart:data-point/>
          </chart:series>
          <chart:series chart:style-name="ch18" chart:values-cell-range-address="'Histograma cripto - Hoja 1'.AN4:'Histograma cripto - Hoja 1'.AN4" chart:class="chart:bar">
            <chart:data-point/>
          </chart:series>
          <chart:series chart:style-name="ch7" chart:values-cell-range-address="'Histograma cripto - Hoja 1'.AO4:'Histograma cripto - Hoja 1'.AO4" chart:class="chart:bar">
            <chart:data-point/>
          </chart:series>
          <chart:series chart:style-name="ch8" chart:values-cell-range-address="'Histograma cripto - Hoja 1'.AP4:'Histograma cripto - Hoja 1'.AP4" chart:class="chart:bar">
            <chart:data-point/>
          </chart:series>
          <chart:series chart:style-name="ch9" chart:values-cell-range-address="'Histograma cripto - Hoja 1'.AQ4:'Histograma cripto - Hoja 1'.AQ4" chart:class="chart:bar">
            <chart:data-point/>
          </chart:series>
          <chart:series chart:style-name="ch10" chart:values-cell-range-address="'Histograma cripto - Hoja 1'.AR4:'Histograma cripto - Hoja 1'.AR4" chart:class="chart:bar">
            <chart:data-point/>
          </chart:series>
          <chart:series chart:style-name="ch11" chart:values-cell-range-address="'Histograma cripto - Hoja 1'.AS4:'Histograma cripto - Hoja 1'.AS4" chart:class="chart:bar">
            <chart:data-point/>
          </chart:series>
          <chart:series chart:style-name="ch12" chart:values-cell-range-address="'Histograma cripto - Hoja 1'.AT4:'Histograma cripto - Hoja 1'.AT4" chart:class="chart:bar">
            <chart:data-point/>
          </chart:series>
          <chart:series chart:style-name="ch13" chart:values-cell-range-address="'Histograma cripto - Hoja 1'.AU4:'Histograma cripto - Hoja 1'.AU4" chart:class="chart:bar">
            <chart:data-point/>
          </chart:series>
          <chart:series chart:style-name="ch14" chart:values-cell-range-address="'Histograma cripto - Hoja 1'.AV4:'Histograma cripto - Hoja 1'.AV4" chart:class="chart:bar">
            <chart:data-point/>
          </chart:series>
          <chart:series chart:style-name="ch15" chart:values-cell-range-address="'Histograma cripto - Hoja 1'.AW4:'Histograma cripto - Hoja 1'.AW4" chart:class="chart:bar">
            <chart:data-point/>
          </chart:series>
          <chart:series chart:style-name="ch16" chart:values-cell-range-address="'Histograma cripto - Hoja 1'.AX4:'Histograma cripto - Hoja 1'.AX4" chart:class="chart:bar">
            <chart:data-point/>
          </chart:series>
          <chart:series chart:style-name="ch17" chart:values-cell-range-address="'Histograma cripto - Hoja 1'.AY4:'Histograma cripto - Hoja 1'.AY4" chart:class="chart:bar">
            <chart:data-point/>
          </chart:series>
          <chart:series chart:style-name="ch18" chart:values-cell-range-address="'Histograma cripto - Hoja 1'.AZ4:'Histograma cripto - Hoja 1'.AZ4" chart:class="chart:bar">
            <chart:data-point/>
          </chart:series>
          <chart:series chart:style-name="ch7" chart:values-cell-range-address="'Histograma cripto - Hoja 1'.BA4:'Histograma cripto - Hoja 1'.BA4" chart:class="chart:bar">
            <chart:data-point/>
          </chart:series>
          <chart:series chart:style-name="ch8" chart:values-cell-range-address="'Histograma cripto - Hoja 1'.BB4:'Histograma cripto - Hoja 1'.BB4" chart:class="chart:bar">
            <chart:data-point/>
          </chart:series>
          <chart:series chart:style-name="ch9" chart:values-cell-range-address="'Histograma cripto - Hoja 1'.BC4:'Histograma cripto - Hoja 1'.BC4" chart:class="chart:bar">
            <chart:data-point/>
          </chart:series>
          <chart:series chart:style-name="ch10" chart:values-cell-range-address="'Histograma cripto - Hoja 1'.BD4:'Histograma cripto - Hoja 1'.BD4" chart:class="chart:bar">
            <chart:data-point/>
          </chart:series>
          <chart:series chart:style-name="ch11" chart:values-cell-range-address="'Histograma cripto - Hoja 1'.BE4:'Histograma cripto - Hoja 1'.BE4" chart:class="chart:bar">
            <chart:data-point/>
          </chart:series>
          <chart:series chart:style-name="ch12" chart:values-cell-range-address="'Histograma cripto - Hoja 1'.BF4:'Histograma cripto - Hoja 1'.BF4" chart:class="chart:bar">
            <chart:data-point/>
          </chart:series>
          <chart:series chart:style-name="ch13" chart:values-cell-range-address="'Histograma cripto - Hoja 1'.BG4:'Histograma cripto - Hoja 1'.BG4" chart:class="chart:bar">
            <chart:data-point/>
          </chart:series>
          <chart:series chart:style-name="ch14" chart:values-cell-range-address="'Histograma cripto - Hoja 1'.BH4:'Histograma cripto - Hoja 1'.BH4" chart:class="chart:bar">
            <chart:data-point/>
          </chart:series>
          <chart:series chart:style-name="ch15" chart:values-cell-range-address="'Histograma cripto - Hoja 1'.BI4:'Histograma cripto - Hoja 1'.BI4" chart:class="chart:bar">
            <chart:data-point/>
          </chart:series>
          <chart:series chart:style-name="ch16" chart:values-cell-range-address="'Histograma cripto - Hoja 1'.BJ4:'Histograma cripto - Hoja 1'.BJ4" chart:class="chart:bar">
            <chart:data-point/>
          </chart:series>
          <chart:series chart:style-name="ch17" chart:values-cell-range-address="'Histograma cripto - Hoja 1'.BK4:'Histograma cripto - Hoja 1'.BK4" chart:class="chart:bar">
            <chart:data-point/>
          </chart:series>
          <chart:series chart:style-name="ch18" chart:values-cell-range-address="'Histograma cripto - Hoja 1'.BL4:'Histograma cripto - Hoja 1'.BL4" chart:class="chart:bar">
            <chart:data-point/>
          </chart:series>
          <chart:series chart:style-name="ch7" chart:values-cell-range-address="'Histograma cripto - Hoja 1'.BM4:'Histograma cripto - Hoja 1'.BM4" chart:class="chart:bar">
            <chart:data-point/>
          </chart:series>
          <chart:series chart:style-name="ch8" chart:values-cell-range-address="'Histograma cripto - Hoja 1'.BN4:'Histograma cripto - Hoja 1'.BN4" chart:class="chart:bar">
            <chart:data-point/>
          </chart:series>
          <chart:series chart:style-name="ch9" chart:values-cell-range-address="'Histograma cripto - Hoja 1'.BO4:'Histograma cripto - Hoja 1'.BO4" chart:class="chart:bar">
            <chart:data-point/>
          </chart:series>
          <chart:series chart:style-name="ch10" chart:values-cell-range-address="'Histograma cripto - Hoja 1'.BP4:'Histograma cripto - Hoja 1'.BP4" chart:class="chart:bar">
            <chart:data-point/>
          </chart:series>
          <chart:series chart:style-name="ch11" chart:values-cell-range-address="'Histograma cripto - Hoja 1'.BQ4:'Histograma cripto - Hoja 1'.BQ4" chart:class="chart:bar">
            <chart:data-point/>
          </chart:series>
          <chart:series chart:style-name="ch12" chart:values-cell-range-address="'Histograma cripto - Hoja 1'.BR4:'Histograma cripto - Hoja 1'.BR4" chart:class="chart:bar">
            <chart:data-point/>
          </chart:series>
          <chart:series chart:style-name="ch13" chart:values-cell-range-address="'Histograma cripto - Hoja 1'.BS4:'Histograma cripto - Hoja 1'.BS4" chart:class="chart:bar">
            <chart:data-point/>
          </chart:series>
          <chart:series chart:style-name="ch14" chart:values-cell-range-address="'Histograma cripto - Hoja 1'.BT4:'Histograma cripto - Hoja 1'.BT4" chart:class="chart:bar">
            <chart:data-point/>
          </chart:series>
          <chart:series chart:style-name="ch15" chart:values-cell-range-address="'Histograma cripto - Hoja 1'.BU4:'Histograma cripto - Hoja 1'.BU4" chart:class="chart:bar">
            <chart:data-point/>
          </chart:series>
          <chart:series chart:style-name="ch16" chart:values-cell-range-address="'Histograma cripto - Hoja 1'.BV4:'Histograma cripto - Hoja 1'.BV4" chart:class="chart:bar">
            <chart:data-point/>
          </chart:series>
          <chart:series chart:style-name="ch17" chart:values-cell-range-address="'Histograma cripto - Hoja 1'.BW4:'Histograma cripto - Hoja 1'.BW4" chart:class="chart:bar">
            <chart:data-point/>
          </chart:series>
          <chart:series chart:style-name="ch18" chart:values-cell-range-address="'Histograma cripto - Hoja 1'.BX4:'Histograma cripto - Hoja 1'.BX4" chart:class="chart:bar">
            <chart:data-point/>
          </chart:series>
          <chart:series chart:style-name="ch7" chart:values-cell-range-address="'Histograma cripto - Hoja 1'.BY4:'Histograma cripto - Hoja 1'.BY4" chart:class="chart:bar">
            <chart:data-point/>
          </chart:series>
          <chart:series chart:style-name="ch8" chart:values-cell-range-address="'Histograma cripto - Hoja 1'.BZ4:'Histograma cripto - Hoja 1'.BZ4" chart:class="chart:bar">
            <chart:data-point/>
          </chart:series>
          <chart:series chart:style-name="ch9" chart:values-cell-range-address="'Histograma cripto - Hoja 1'.CA4:'Histograma cripto - Hoja 1'.CA4" chart:class="chart:bar">
            <chart:data-point/>
          </chart:series>
          <chart:series chart:style-name="ch10" chart:values-cell-range-address="'Histograma cripto - Hoja 1'.CB4:'Histograma cripto - Hoja 1'.CB4" chart:class="chart:bar">
            <chart:data-point/>
          </chart:series>
          <chart:series chart:style-name="ch11" chart:values-cell-range-address="'Histograma cripto - Hoja 1'.CC4:'Histograma cripto - Hoja 1'.CC4" chart:class="chart:bar">
            <chart:data-point/>
          </chart:series>
          <chart:series chart:style-name="ch12" chart:values-cell-range-address="'Histograma cripto - Hoja 1'.CD4:'Histograma cripto - Hoja 1'.CD4" chart:class="chart:bar">
            <chart:data-point/>
          </chart:series>
          <chart:series chart:style-name="ch13" chart:values-cell-range-address="'Histograma cripto - Hoja 1'.CE4:'Histograma cripto - Hoja 1'.CE4" chart:class="chart:bar">
            <chart:data-point/>
          </chart:series>
          <chart:series chart:style-name="ch14" chart:values-cell-range-address="'Histograma cripto - Hoja 1'.CF4:'Histograma cripto - Hoja 1'.CF4" chart:class="chart:bar">
            <chart:data-point/>
          </chart:series>
          <chart:series chart:style-name="ch15" chart:values-cell-range-address="'Histograma cripto - Hoja 1'.CG4:'Histograma cripto - Hoja 1'.CG4" chart:class="chart:bar">
            <chart:data-point/>
          </chart:series>
          <chart:series chart:style-name="ch16" chart:values-cell-range-address="'Histograma cripto - Hoja 1'.CH4:'Histograma cripto - Hoja 1'.CH4" chart:class="chart:bar">
            <chart:data-point/>
          </chart:series>
          <chart:series chart:style-name="ch17" chart:values-cell-range-address="'Histograma cripto - Hoja 1'.CI4:'Histograma cripto - Hoja 1'.CI4" chart:class="chart:bar">
            <chart:data-point/>
          </chart:series>
          <chart:series chart:style-name="ch18" chart:values-cell-range-address="'Histograma cripto - Hoja 1'.CJ4:'Histograma cripto - Hoja 1'.CJ4" chart:class="chart:bar">
            <chart:data-point/>
          </chart:series>
          <chart:series chart:style-name="ch7" chart:values-cell-range-address="'Histograma cripto - Hoja 1'.CK4:'Histograma cripto - Hoja 1'.CK4" chart:class="chart:bar">
            <chart:data-point/>
          </chart:series>
          <chart:series chart:style-name="ch8" chart:values-cell-range-address="'Histograma cripto - Hoja 1'.CL4:'Histograma cripto - Hoja 1'.CL4" chart:class="chart:bar">
            <chart:data-point/>
          </chart:series>
          <chart:series chart:style-name="ch9" chart:values-cell-range-address="'Histograma cripto - Hoja 1'.CM4:'Histograma cripto - Hoja 1'.CM4" chart:class="chart:bar">
            <chart:data-point/>
          </chart:series>
          <chart:series chart:style-name="ch10" chart:values-cell-range-address="'Histograma cripto - Hoja 1'.CN4:'Histograma cripto - Hoja 1'.CN4" chart:class="chart:bar">
            <chart:data-point/>
          </chart:series>
          <chart:series chart:style-name="ch11" chart:values-cell-range-address="'Histograma cripto - Hoja 1'.CO4:'Histograma cripto - Hoja 1'.CO4" chart:class="chart:bar">
            <chart:data-point/>
          </chart:series>
          <chart:series chart:style-name="ch12" chart:values-cell-range-address="'Histograma cripto - Hoja 1'.CP4:'Histograma cripto - Hoja 1'.CP4" chart:class="chart:bar">
            <chart:data-point/>
          </chart:series>
          <chart:series chart:style-name="ch13" chart:values-cell-range-address="'Histograma cripto - Hoja 1'.CQ4:'Histograma cripto - Hoja 1'.CQ4" chart:class="chart:bar">
            <chart:data-point/>
          </chart:series>
          <chart:series chart:style-name="ch14" chart:values-cell-range-address="'Histograma cripto - Hoja 1'.CR4:'Histograma cripto - Hoja 1'.CR4" chart:class="chart:bar">
            <chart:data-point/>
          </chart:series>
          <chart:series chart:style-name="ch15" chart:values-cell-range-address="'Histograma cripto - Hoja 1'.CS4:'Histograma cripto - Hoja 1'.CS4" chart:class="chart:bar">
            <chart:data-point/>
          </chart:series>
          <chart:series chart:style-name="ch16" chart:values-cell-range-address="'Histograma cripto - Hoja 1'.CT4:'Histograma cripto - Hoja 1'.CT4" chart:class="chart:bar">
            <chart:data-point/>
          </chart:series>
          <chart:series chart:style-name="ch17" chart:values-cell-range-address="'Histograma cripto - Hoja 1'.CU4:'Histograma cripto - Hoja 1'.CU4" chart:class="chart:bar">
            <chart:data-point/>
          </chart:series>
          <chart:series chart:style-name="ch18" chart:values-cell-range-address="'Histograma cripto - Hoja 1'.CV4:'Histograma cripto - Hoja 1'.CV4" chart:class="chart:bar">
            <chart:data-point/>
          </chart:series>
          <chart:series chart:style-name="ch7" chart:values-cell-range-address="'Histograma cripto - Hoja 1'.CW4:'Histograma cripto - Hoja 1'.CW4" chart:class="chart:bar">
            <chart:data-point/>
          </chart:series>
          <chart:series chart:style-name="ch8" chart:values-cell-range-address="'Histograma cripto - Hoja 1'.CX4:'Histograma cripto - Hoja 1'.CX4" chart:class="chart:bar">
            <chart:data-point/>
          </chart:series>
          <chart:series chart:style-name="ch9" chart:values-cell-range-address="'Histograma cripto - Hoja 1'.CY4:'Histograma cripto - Hoja 1'.CY4" chart:class="chart:bar">
            <chart:data-point/>
          </chart:series>
          <chart:series chart:style-name="ch10" chart:values-cell-range-address="'Histograma cripto - Hoja 1'.CZ4:'Histograma cripto - Hoja 1'.CZ4" chart:class="chart:bar">
            <chart:data-point/>
          </chart:series>
          <chart:series chart:style-name="ch11" chart:values-cell-range-address="'Histograma cripto - Hoja 1'.DA4:'Histograma cripto - Hoja 1'.DA4" chart:class="chart:bar">
            <chart:data-point/>
          </chart:series>
          <chart:series chart:style-name="ch12" chart:values-cell-range-address="'Histograma cripto - Hoja 1'.DB4:'Histograma cripto - Hoja 1'.DB4" chart:class="chart:bar">
            <chart:data-point/>
          </chart:series>
          <chart:series chart:style-name="ch13" chart:values-cell-range-address="'Histograma cripto - Hoja 1'.DC4:'Histograma cripto - Hoja 1'.DC4" chart:class="chart:bar">
            <chart:data-point/>
          </chart:series>
          <chart:series chart:style-name="ch14" chart:values-cell-range-address="'Histograma cripto - Hoja 1'.DD4:'Histograma cripto - Hoja 1'.DD4" chart:class="chart:bar">
            <chart:data-point/>
          </chart:series>
          <chart:series chart:style-name="ch15" chart:values-cell-range-address="'Histograma cripto - Hoja 1'.DE4:'Histograma cripto - Hoja 1'.DE4" chart:class="chart:bar">
            <chart:data-point/>
          </chart:series>
          <chart:series chart:style-name="ch16" chart:values-cell-range-address="'Histograma cripto - Hoja 1'.DF4:'Histograma cripto - Hoja 1'.DF4" chart:class="chart:bar">
            <chart:data-point/>
          </chart:series>
          <chart:series chart:style-name="ch17" chart:values-cell-range-address="'Histograma cripto - Hoja 1'.DG4:'Histograma cripto - Hoja 1'.DG4" chart:class="chart:bar">
            <chart:data-point/>
          </chart:series>
          <chart:series chart:style-name="ch18" chart:values-cell-range-address="'Histograma cripto - Hoja 1'.DH4:'Histograma cripto - Hoja 1'.DH4" chart:class="chart:bar">
            <chart:data-point/>
          </chart:series>
          <chart:series chart:style-name="ch7" chart:values-cell-range-address="'Histograma cripto - Hoja 1'.DI4:'Histograma cripto - Hoja 1'.DI4" chart:class="chart:bar">
            <chart:data-point/>
          </chart:series>
          <chart:series chart:style-name="ch8" chart:values-cell-range-address="'Histograma cripto - Hoja 1'.DJ4:'Histograma cripto - Hoja 1'.DJ4" chart:class="chart:bar">
            <chart:data-point/>
          </chart:series>
          <chart:series chart:style-name="ch9" chart:values-cell-range-address="'Histograma cripto - Hoja 1'.DK4:'Histograma cripto - Hoja 1'.DK4" chart:class="chart:bar">
            <chart:data-point/>
          </chart:series>
          <chart:series chart:style-name="ch10" chart:values-cell-range-address="'Histograma cripto - Hoja 1'.DL4:'Histograma cripto - Hoja 1'.DL4" chart:class="chart:bar">
            <chart:data-point/>
          </chart:series>
          <chart:series chart:style-name="ch11" chart:values-cell-range-address="'Histograma cripto - Hoja 1'.DM4:'Histograma cripto - Hoja 1'.DM4" chart:class="chart:bar">
            <chart:data-point/>
          </chart:series>
          <chart:series chart:style-name="ch12" chart:values-cell-range-address="'Histograma cripto - Hoja 1'.DN4:'Histograma cripto - Hoja 1'.DN4" chart:class="chart:bar">
            <chart:data-point/>
          </chart:series>
          <chart:series chart:style-name="ch13" chart:values-cell-range-address="'Histograma cripto - Hoja 1'.DO4:'Histograma cripto - Hoja 1'.DO4" chart:class="chart:bar">
            <chart:data-point/>
          </chart:series>
          <chart:series chart:style-name="ch14" chart:values-cell-range-address="'Histograma cripto - Hoja 1'.DP4:'Histograma cripto - Hoja 1'.DP4" chart:class="chart:bar">
            <chart:data-point/>
          </chart:series>
          <chart:series chart:style-name="ch15" chart:values-cell-range-address="'Histograma cripto - Hoja 1'.DQ4:'Histograma cripto - Hoja 1'.DQ4" chart:class="chart:bar">
            <chart:data-point/>
          </chart:series>
          <chart:series chart:style-name="ch16" chart:values-cell-range-address="'Histograma cripto - Hoja 1'.DR4:'Histograma cripto - Hoja 1'.DR4" chart:class="chart:bar">
            <chart:data-point/>
          </chart:series>
          <chart:series chart:style-name="ch17" chart:values-cell-range-address="'Histograma cripto - Hoja 1'.DS4:'Histograma cripto - Hoja 1'.DS4" chart:class="chart:bar">
            <chart:data-point/>
          </chart:series>
          <chart:series chart:style-name="ch18" chart:values-cell-range-address="'Histograma cripto - Hoja 1'.DT4:'Histograma cripto - Hoja 1'.DT4" chart:class="chart:bar">
            <chart:data-point/>
          </chart:series>
          <chart:series chart:style-name="ch7" chart:values-cell-range-address="'Histograma cripto - Hoja 1'.DU4:'Histograma cripto - Hoja 1'.DU4" chart:class="chart:bar">
            <chart:data-point/>
          </chart:series>
          <chart:series chart:style-name="ch8" chart:values-cell-range-address="'Histograma cripto - Hoja 1'.DV4:'Histograma cripto - Hoja 1'.DV4" chart:class="chart:bar">
            <chart:data-point/>
          </chart:series>
          <chart:series chart:style-name="ch9" chart:values-cell-range-address="'Histograma cripto - Hoja 1'.DW4:'Histograma cripto - Hoja 1'.DW4" chart:class="chart:bar">
            <chart:data-point/>
          </chart:series>
          <chart:series chart:style-name="ch10" chart:values-cell-range-address="'Histograma cripto - Hoja 1'.DX4:'Histograma cripto - Hoja 1'.DX4" chart:class="chart:bar">
            <chart:data-point/>
          </chart:series>
          <chart:series chart:style-name="ch11" chart:values-cell-range-address="'Histograma cripto - Hoja 1'.DY4:'Histograma cripto - Hoja 1'.DY4" chart:class="chart:bar">
            <chart:data-point/>
          </chart:series>
          <chart:series chart:style-name="ch12" chart:values-cell-range-address="'Histograma cripto - Hoja 1'.DZ4:'Histograma cripto - Hoja 1'.DZ4" chart:class="chart:bar">
            <chart:data-point/>
          </chart:series>
          <chart:series chart:style-name="ch13" chart:values-cell-range-address="'Histograma cripto - Hoja 1'.EA4:'Histograma cripto - Hoja 1'.EA4" chart:class="chart:bar">
            <chart:data-point/>
          </chart:series>
          <chart:series chart:style-name="ch14" chart:values-cell-range-address="'Histograma cripto - Hoja 1'.EB4:'Histograma cripto - Hoja 1'.EB4" chart:class="chart:bar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64">
                <text:p>64</text:p>
                <draw:g>
                  <svg:desc>'Histograma cripto - Hoja 1'.E4:'Histograma cripto - Hoja 1'.E4</svg:desc>
                </draw:g>
              </table:table-cell>
              <table:table-cell office:value-type="float" office:value="61">
                <text:p>61</text:p>
                <draw:g>
                  <svg:desc>'Histograma cripto - Hoja 1'.F4:'Histograma cripto - Hoja 1'.F4</svg:desc>
                </draw:g>
              </table:table-cell>
              <table:table-cell office:value-type="float" office:value="63">
                <text:p>63</text:p>
                <draw:g>
                  <svg:desc>'Histograma cripto - Hoja 1'.G4:'Histograma cripto - Hoja 1'.G4</svg:desc>
                </draw:g>
              </table:table-cell>
              <table:table-cell office:value-type="float" office:value="61">
                <text:p>61</text:p>
                <draw:g>
                  <svg:desc>'Histograma cripto - Hoja 1'.H4:'Histograma cripto - Hoja 1'.H4</svg:desc>
                </draw:g>
              </table:table-cell>
              <table:table-cell office:value-type="float" office:value="65">
                <text:p>65</text:p>
                <draw:g>
                  <svg:desc>'Histograma cripto - Hoja 1'.I4:'Histograma cripto - Hoja 1'.I4</svg:desc>
                </draw:g>
              </table:table-cell>
              <table:table-cell office:value-type="float" office:value="57">
                <text:p>57</text:p>
                <draw:g>
                  <svg:desc>'Histograma cripto - Hoja 1'.J4:'Histograma cripto - Hoja 1'.J4</svg:desc>
                </draw:g>
              </table:table-cell>
              <table:table-cell office:value-type="float" office:value="65">
                <text:p>65</text:p>
                <draw:g>
                  <svg:desc>'Histograma cripto - Hoja 1'.K4:'Histograma cripto - Hoja 1'.K4</svg:desc>
                </draw:g>
              </table:table-cell>
              <table:table-cell office:value-type="float" office:value="70">
                <text:p>70</text:p>
                <draw:g>
                  <svg:desc>'Histograma cripto - Hoja 1'.L4:'Histograma cripto - Hoja 1'.L4</svg:desc>
                </draw:g>
              </table:table-cell>
              <table:table-cell office:value-type="float" office:value="52">
                <text:p>52</text:p>
                <draw:g>
                  <svg:desc>'Histograma cripto - Hoja 1'.M4:'Histograma cripto - Hoja 1'.M4</svg:desc>
                </draw:g>
              </table:table-cell>
              <table:table-cell office:value-type="float" office:value="71">
                <text:p>71</text:p>
                <draw:g>
                  <svg:desc>'Histograma cripto - Hoja 1'.N4:'Histograma cripto - Hoja 1'.N4</svg:desc>
                </draw:g>
              </table:table-cell>
              <table:table-cell office:value-type="float" office:value="63">
                <text:p>63</text:p>
                <draw:g>
                  <svg:desc>'Histograma cripto - Hoja 1'.O4:'Histograma cripto - Hoja 1'.O4</svg:desc>
                </draw:g>
              </table:table-cell>
              <table:table-cell office:value-type="float" office:value="61">
                <text:p>61</text:p>
                <draw:g>
                  <svg:desc>'Histograma cripto - Hoja 1'.P4:'Histograma cripto - Hoja 1'.P4</svg:desc>
                </draw:g>
              </table:table-cell>
              <table:table-cell office:value-type="float" office:value="62">
                <text:p>62</text:p>
                <draw:g>
                  <svg:desc>'Histograma cripto - Hoja 1'.Q4:'Histograma cripto - Hoja 1'.Q4</svg:desc>
                </draw:g>
              </table:table-cell>
              <table:table-cell office:value-type="float" office:value="67">
                <text:p>67</text:p>
                <draw:g>
                  <svg:desc>'Histograma cripto - Hoja 1'.R4:'Histograma cripto - Hoja 1'.R4</svg:desc>
                </draw:g>
              </table:table-cell>
              <table:table-cell office:value-type="float" office:value="65">
                <text:p>65</text:p>
                <draw:g>
                  <svg:desc>'Histograma cripto - Hoja 1'.S4:'Histograma cripto - Hoja 1'.S4</svg:desc>
                </draw:g>
              </table:table-cell>
              <table:table-cell office:value-type="float" office:value="68">
                <text:p>68</text:p>
                <draw:g>
                  <svg:desc>'Histograma cripto - Hoja 1'.T4:'Histograma cripto - Hoja 1'.T4</svg:desc>
                </draw:g>
              </table:table-cell>
              <table:table-cell office:value-type="float" office:value="71">
                <text:p>71</text:p>
                <draw:g>
                  <svg:desc>'Histograma cripto - Hoja 1'.U4:'Histograma cripto - Hoja 1'.U4</svg:desc>
                </draw:g>
              </table:table-cell>
              <table:table-cell office:value-type="float" office:value="64">
                <text:p>64</text:p>
                <draw:g>
                  <svg:desc>'Histograma cripto - Hoja 1'.V4:'Histograma cripto - Hoja 1'.V4</svg:desc>
                </draw:g>
              </table:table-cell>
              <table:table-cell office:value-type="float" office:value="61">
                <text:p>61</text:p>
                <draw:g>
                  <svg:desc>'Histograma cripto - Hoja 1'.W4:'Histograma cripto - Hoja 1'.W4</svg:desc>
                </draw:g>
              </table:table-cell>
              <table:table-cell office:value-type="float" office:value="68">
                <text:p>68</text:p>
                <draw:g>
                  <svg:desc>'Histograma cripto - Hoja 1'.X4:'Histograma cripto - Hoja 1'.X4</svg:desc>
                </draw:g>
              </table:table-cell>
              <table:table-cell office:value-type="float" office:value="64">
                <text:p>64</text:p>
                <draw:g>
                  <svg:desc>'Histograma cripto - Hoja 1'.Y4:'Histograma cripto - Hoja 1'.Y4</svg:desc>
                </draw:g>
              </table:table-cell>
              <table:table-cell office:value-type="float" office:value="58">
                <text:p>58</text:p>
                <draw:g>
                  <svg:desc>'Histograma cripto - Hoja 1'.Z4:'Histograma cripto - Hoja 1'.Z4</svg:desc>
                </draw:g>
              </table:table-cell>
              <table:table-cell office:value-type="float" office:value="66">
                <text:p>66</text:p>
                <draw:g>
                  <svg:desc>'Histograma cripto - Hoja 1'.AA4:'Histograma cripto - Hoja 1'.AA4</svg:desc>
                </draw:g>
              </table:table-cell>
              <table:table-cell office:value-type="float" office:value="72">
                <text:p>72</text:p>
                <draw:g>
                  <svg:desc>'Histograma cripto - Hoja 1'.AB4:'Histograma cripto - Hoja 1'.AB4</svg:desc>
                </draw:g>
              </table:table-cell>
              <table:table-cell office:value-type="float" office:value="58">
                <text:p>58</text:p>
                <draw:g>
                  <svg:desc>'Histograma cripto - Hoja 1'.AC4:'Histograma cripto - Hoja 1'.AC4</svg:desc>
                </draw:g>
              </table:table-cell>
              <table:table-cell office:value-type="float" office:value="66">
                <text:p>66</text:p>
                <draw:g>
                  <svg:desc>'Histograma cripto - Hoja 1'.AD4:'Histograma cripto - Hoja 1'.AD4</svg:desc>
                </draw:g>
              </table:table-cell>
              <table:table-cell office:value-type="float" office:value="58">
                <text:p>58</text:p>
                <draw:g>
                  <svg:desc>'Histograma cripto - Hoja 1'.AE4:'Histograma cripto - Hoja 1'.AE4</svg:desc>
                </draw:g>
              </table:table-cell>
              <table:table-cell office:value-type="float" office:value="60">
                <text:p>60</text:p>
                <draw:g>
                  <svg:desc>'Histograma cripto - Hoja 1'.AF4:'Histograma cripto - Hoja 1'.AF4</svg:desc>
                </draw:g>
              </table:table-cell>
              <table:table-cell office:value-type="float" office:value="64">
                <text:p>64</text:p>
                <draw:g>
                  <svg:desc>'Histograma cripto - Hoja 1'.AG4:'Histograma cripto - Hoja 1'.AG4</svg:desc>
                </draw:g>
              </table:table-cell>
              <table:table-cell office:value-type="float" office:value="61">
                <text:p>61</text:p>
                <draw:g>
                  <svg:desc>'Histograma cripto - Hoja 1'.AH4:'Histograma cripto - Hoja 1'.AH4</svg:desc>
                </draw:g>
              </table:table-cell>
              <table:table-cell office:value-type="float" office:value="71">
                <text:p>71</text:p>
                <draw:g>
                  <svg:desc>'Histograma cripto - Hoja 1'.AI4:'Histograma cripto - Hoja 1'.AI4</svg:desc>
                </draw:g>
              </table:table-cell>
              <table:table-cell office:value-type="float" office:value="65">
                <text:p>65</text:p>
                <draw:g>
                  <svg:desc>'Histograma cripto - Hoja 1'.AJ4:'Histograma cripto - Hoja 1'.AJ4</svg:desc>
                </draw:g>
              </table:table-cell>
              <table:table-cell office:value-type="float" office:value="70">
                <text:p>70</text:p>
                <draw:g>
                  <svg:desc>'Histograma cripto - Hoja 1'.AK4:'Histograma cripto - Hoja 1'.AK4</svg:desc>
                </draw:g>
              </table:table-cell>
              <table:table-cell office:value-type="float" office:value="68">
                <text:p>68</text:p>
                <draw:g>
                  <svg:desc>'Histograma cripto - Hoja 1'.AL4:'Histograma cripto - Hoja 1'.AL4</svg:desc>
                </draw:g>
              </table:table-cell>
              <table:table-cell office:value-type="float" office:value="75">
                <text:p>75</text:p>
                <draw:g>
                  <svg:desc>'Histograma cripto - Hoja 1'.AM4:'Histograma cripto - Hoja 1'.AM4</svg:desc>
                </draw:g>
              </table:table-cell>
              <table:table-cell office:value-type="float" office:value="63">
                <text:p>63</text:p>
                <draw:g>
                  <svg:desc>'Histograma cripto - Hoja 1'.AN4:'Histograma cripto - Hoja 1'.AN4</svg:desc>
                </draw:g>
              </table:table-cell>
              <table:table-cell office:value-type="float" office:value="66">
                <text:p>66</text:p>
                <draw:g>
                  <svg:desc>'Histograma cripto - Hoja 1'.AO4:'Histograma cripto - Hoja 1'.AO4</svg:desc>
                </draw:g>
              </table:table-cell>
              <table:table-cell office:value-type="float" office:value="70">
                <text:p>70</text:p>
                <draw:g>
                  <svg:desc>'Histograma cripto - Hoja 1'.AP4:'Histograma cripto - Hoja 1'.AP4</svg:desc>
                </draw:g>
              </table:table-cell>
              <table:table-cell office:value-type="float" office:value="55">
                <text:p>55</text:p>
                <draw:g>
                  <svg:desc>'Histograma cripto - Hoja 1'.AQ4:'Histograma cripto - Hoja 1'.AQ4</svg:desc>
                </draw:g>
              </table:table-cell>
              <table:table-cell office:value-type="float" office:value="73">
                <text:p>73</text:p>
                <draw:g>
                  <svg:desc>'Histograma cripto - Hoja 1'.AR4:'Histograma cripto - Hoja 1'.AR4</svg:desc>
                </draw:g>
              </table:table-cell>
              <table:table-cell office:value-type="float" office:value="48">
                <text:p>48</text:p>
                <draw:g>
                  <svg:desc>'Histograma cripto - Hoja 1'.AS4:'Histograma cripto - Hoja 1'.AS4</svg:desc>
                </draw:g>
              </table:table-cell>
              <table:table-cell office:value-type="float" office:value="64">
                <text:p>64</text:p>
                <draw:g>
                  <svg:desc>'Histograma cripto - Hoja 1'.AT4:'Histograma cripto - Hoja 1'.AT4</svg:desc>
                </draw:g>
              </table:table-cell>
              <table:table-cell office:value-type="float" office:value="65">
                <text:p>65</text:p>
                <draw:g>
                  <svg:desc>'Histograma cripto - Hoja 1'.AU4:'Histograma cripto - Hoja 1'.AU4</svg:desc>
                </draw:g>
              </table:table-cell>
              <table:table-cell office:value-type="float" office:value="61">
                <text:p>61</text:p>
                <draw:g>
                  <svg:desc>'Histograma cripto - Hoja 1'.AV4:'Histograma cripto - Hoja 1'.AV4</svg:desc>
                </draw:g>
              </table:table-cell>
              <table:table-cell office:value-type="float" office:value="59">
                <text:p>59</text:p>
                <draw:g>
                  <svg:desc>'Histograma cripto - Hoja 1'.AW4:'Histograma cripto - Hoja 1'.AW4</svg:desc>
                </draw:g>
              </table:table-cell>
              <table:table-cell office:value-type="float" office:value="60">
                <text:p>60</text:p>
                <draw:g>
                  <svg:desc>'Histograma cripto - Hoja 1'.AX4:'Histograma cripto - Hoja 1'.AX4</svg:desc>
                </draw:g>
              </table:table-cell>
              <table:table-cell office:value-type="float" office:value="69">
                <text:p>69</text:p>
                <draw:g>
                  <svg:desc>'Histograma cripto - Hoja 1'.AY4:'Histograma cripto - Hoja 1'.AY4</svg:desc>
                </draw:g>
              </table:table-cell>
              <table:table-cell office:value-type="float" office:value="72">
                <text:p>72</text:p>
                <draw:g>
                  <svg:desc>'Histograma cripto - Hoja 1'.AZ4:'Histograma cripto - Hoja 1'.AZ4</svg:desc>
                </draw:g>
              </table:table-cell>
              <table:table-cell office:value-type="float" office:value="65">
                <text:p>65</text:p>
                <draw:g>
                  <svg:desc>'Histograma cripto - Hoja 1'.BA4:'Histograma cripto - Hoja 1'.BA4</svg:desc>
                </draw:g>
              </table:table-cell>
              <table:table-cell office:value-type="float" office:value="68">
                <text:p>68</text:p>
                <draw:g>
                  <svg:desc>'Histograma cripto - Hoja 1'.BB4:'Histograma cripto - Hoja 1'.BB4</svg:desc>
                </draw:g>
              </table:table-cell>
              <table:table-cell office:value-type="float" office:value="72">
                <text:p>72</text:p>
                <draw:g>
                  <svg:desc>'Histograma cripto - Hoja 1'.BC4:'Histograma cripto - Hoja 1'.BC4</svg:desc>
                </draw:g>
              </table:table-cell>
              <table:table-cell office:value-type="float" office:value="67">
                <text:p>67</text:p>
                <draw:g>
                  <svg:desc>'Histograma cripto - Hoja 1'.BD4:'Histograma cripto - Hoja 1'.BD4</svg:desc>
                </draw:g>
              </table:table-cell>
              <table:table-cell office:value-type="float" office:value="60">
                <text:p>60</text:p>
                <draw:g>
                  <svg:desc>'Histograma cripto - Hoja 1'.BE4:'Histograma cripto - Hoja 1'.BE4</svg:desc>
                </draw:g>
              </table:table-cell>
              <table:table-cell office:value-type="float" office:value="74">
                <text:p>74</text:p>
                <draw:g>
                  <svg:desc>'Histograma cripto - Hoja 1'.BF4:'Histograma cripto - Hoja 1'.BF4</svg:desc>
                </draw:g>
              </table:table-cell>
              <table:table-cell office:value-type="float" office:value="69">
                <text:p>69</text:p>
                <draw:g>
                  <svg:desc>'Histograma cripto - Hoja 1'.BG4:'Histograma cripto - Hoja 1'.BG4</svg:desc>
                </draw:g>
              </table:table-cell>
              <table:table-cell office:value-type="float" office:value="57">
                <text:p>57</text:p>
                <draw:g>
                  <svg:desc>'Histograma cripto - Hoja 1'.BH4:'Histograma cripto - Hoja 1'.BH4</svg:desc>
                </draw:g>
              </table:table-cell>
              <table:table-cell office:value-type="float" office:value="54">
                <text:p>54</text:p>
                <draw:g>
                  <svg:desc>'Histograma cripto - Hoja 1'.BI4:'Histograma cripto - Hoja 1'.BI4</svg:desc>
                </draw:g>
              </table:table-cell>
              <table:table-cell office:value-type="float" office:value="58">
                <text:p>58</text:p>
                <draw:g>
                  <svg:desc>'Histograma cripto - Hoja 1'.BJ4:'Histograma cripto - Hoja 1'.BJ4</svg:desc>
                </draw:g>
              </table:table-cell>
              <table:table-cell office:value-type="float" office:value="63">
                <text:p>63</text:p>
                <draw:g>
                  <svg:desc>'Histograma cripto - Hoja 1'.BK4:'Histograma cripto - Hoja 1'.BK4</svg:desc>
                </draw:g>
              </table:table-cell>
              <table:table-cell office:value-type="float" office:value="67">
                <text:p>67</text:p>
                <draw:g>
                  <svg:desc>'Histograma cripto - Hoja 1'.BL4:'Histograma cripto - Hoja 1'.BL4</svg:desc>
                </draw:g>
              </table:table-cell>
              <table:table-cell office:value-type="float" office:value="56">
                <text:p>56</text:p>
                <draw:g>
                  <svg:desc>'Histograma cripto - Hoja 1'.BM4:'Histograma cripto - Hoja 1'.BM4</svg:desc>
                </draw:g>
              </table:table-cell>
              <table:table-cell office:value-type="float" office:value="63">
                <text:p>63</text:p>
                <draw:g>
                  <svg:desc>'Histograma cripto - Hoja 1'.BN4:'Histograma cripto - Hoja 1'.BN4</svg:desc>
                </draw:g>
              </table:table-cell>
              <table:table-cell office:value-type="float" office:value="63">
                <text:p>63</text:p>
                <draw:g>
                  <svg:desc>'Histograma cripto - Hoja 1'.BO4:'Histograma cripto - Hoja 1'.BO4</svg:desc>
                </draw:g>
              </table:table-cell>
              <table:table-cell office:value-type="float" office:value="75">
                <text:p>75</text:p>
                <draw:g>
                  <svg:desc>'Histograma cripto - Hoja 1'.BP4:'Histograma cripto - Hoja 1'.BP4</svg:desc>
                </draw:g>
              </table:table-cell>
              <table:table-cell office:value-type="float" office:value="57">
                <text:p>57</text:p>
                <draw:g>
                  <svg:desc>'Histograma cripto - Hoja 1'.BQ4:'Histograma cripto - Hoja 1'.BQ4</svg:desc>
                </draw:g>
              </table:table-cell>
              <table:table-cell office:value-type="float" office:value="62">
                <text:p>62</text:p>
                <draw:g>
                  <svg:desc>'Histograma cripto - Hoja 1'.BR4:'Histograma cripto - Hoja 1'.BR4</svg:desc>
                </draw:g>
              </table:table-cell>
              <table:table-cell office:value-type="float" office:value="64">
                <text:p>64</text:p>
                <draw:g>
                  <svg:desc>'Histograma cripto - Hoja 1'.BS4:'Histograma cripto - Hoja 1'.BS4</svg:desc>
                </draw:g>
              </table:table-cell>
              <table:table-cell office:value-type="float" office:value="73">
                <text:p>73</text:p>
                <draw:g>
                  <svg:desc>'Histograma cripto - Hoja 1'.BT4:'Histograma cripto - Hoja 1'.BT4</svg:desc>
                </draw:g>
              </table:table-cell>
              <table:table-cell office:value-type="float" office:value="70">
                <text:p>70</text:p>
                <draw:g>
                  <svg:desc>'Histograma cripto - Hoja 1'.BU4:'Histograma cripto - Hoja 1'.BU4</svg:desc>
                </draw:g>
              </table:table-cell>
              <table:table-cell office:value-type="float" office:value="66">
                <text:p>66</text:p>
                <draw:g>
                  <svg:desc>'Histograma cripto - Hoja 1'.BV4:'Histograma cripto - Hoja 1'.BV4</svg:desc>
                </draw:g>
              </table:table-cell>
              <table:table-cell office:value-type="float" office:value="60">
                <text:p>60</text:p>
                <draw:g>
                  <svg:desc>'Histograma cripto - Hoja 1'.BW4:'Histograma cripto - Hoja 1'.BW4</svg:desc>
                </draw:g>
              </table:table-cell>
              <table:table-cell office:value-type="float" office:value="73">
                <text:p>73</text:p>
                <draw:g>
                  <svg:desc>'Histograma cripto - Hoja 1'.BX4:'Histograma cripto - Hoja 1'.BX4</svg:desc>
                </draw:g>
              </table:table-cell>
              <table:table-cell office:value-type="float" office:value="56">
                <text:p>56</text:p>
                <draw:g>
                  <svg:desc>'Histograma cripto - Hoja 1'.BY4:'Histograma cripto - Hoja 1'.BY4</svg:desc>
                </draw:g>
              </table:table-cell>
              <table:table-cell office:value-type="float" office:value="74">
                <text:p>74</text:p>
                <draw:g>
                  <svg:desc>'Histograma cripto - Hoja 1'.BZ4:'Histograma cripto - Hoja 1'.BZ4</svg:desc>
                </draw:g>
              </table:table-cell>
              <table:table-cell office:value-type="float" office:value="66">
                <text:p>66</text:p>
                <draw:g>
                  <svg:desc>'Histograma cripto - Hoja 1'.CA4:'Histograma cripto - Hoja 1'.CA4</svg:desc>
                </draw:g>
              </table:table-cell>
              <table:table-cell office:value-type="float" office:value="67">
                <text:p>67</text:p>
                <draw:g>
                  <svg:desc>'Histograma cripto - Hoja 1'.CB4:'Histograma cripto - Hoja 1'.CB4</svg:desc>
                </draw:g>
              </table:table-cell>
              <table:table-cell office:value-type="float" office:value="56">
                <text:p>56</text:p>
                <draw:g>
                  <svg:desc>'Histograma cripto - Hoja 1'.CC4:'Histograma cripto - Hoja 1'.CC4</svg:desc>
                </draw:g>
              </table:table-cell>
              <table:table-cell office:value-type="float" office:value="68">
                <text:p>68</text:p>
                <draw:g>
                  <svg:desc>'Histograma cripto - Hoja 1'.CD4:'Histograma cripto - Hoja 1'.CD4</svg:desc>
                </draw:g>
              </table:table-cell>
              <table:table-cell office:value-type="float" office:value="58">
                <text:p>58</text:p>
                <draw:g>
                  <svg:desc>'Histograma cripto - Hoja 1'.CE4:'Histograma cripto - Hoja 1'.CE4</svg:desc>
                </draw:g>
              </table:table-cell>
              <table:table-cell office:value-type="float" office:value="68">
                <text:p>68</text:p>
                <draw:g>
                  <svg:desc>'Histograma cripto - Hoja 1'.CF4:'Histograma cripto - Hoja 1'.CF4</svg:desc>
                </draw:g>
              </table:table-cell>
              <table:table-cell office:value-type="float" office:value="63">
                <text:p>63</text:p>
                <draw:g>
                  <svg:desc>'Histograma cripto - Hoja 1'.CG4:'Histograma cripto - Hoja 1'.CG4</svg:desc>
                </draw:g>
              </table:table-cell>
              <table:table-cell office:value-type="float" office:value="72">
                <text:p>72</text:p>
                <draw:g>
                  <svg:desc>'Histograma cripto - Hoja 1'.CH4:'Histograma cripto - Hoja 1'.CH4</svg:desc>
                </draw:g>
              </table:table-cell>
              <table:table-cell office:value-type="float" office:value="72">
                <text:p>72</text:p>
                <draw:g>
                  <svg:desc>'Histograma cripto - Hoja 1'.CI4:'Histograma cripto - Hoja 1'.CI4</svg:desc>
                </draw:g>
              </table:table-cell>
              <table:table-cell office:value-type="float" office:value="54">
                <text:p>54</text:p>
                <draw:g>
                  <svg:desc>'Histograma cripto - Hoja 1'.CJ4:'Histograma cripto - Hoja 1'.CJ4</svg:desc>
                </draw:g>
              </table:table-cell>
              <table:table-cell office:value-type="float" office:value="73">
                <text:p>73</text:p>
                <draw:g>
                  <svg:desc>'Histograma cripto - Hoja 1'.CK4:'Histograma cripto - Hoja 1'.CK4</svg:desc>
                </draw:g>
              </table:table-cell>
              <table:table-cell office:value-type="float" office:value="68">
                <text:p>68</text:p>
                <draw:g>
                  <svg:desc>'Histograma cripto - Hoja 1'.CL4:'Histograma cripto - Hoja 1'.CL4</svg:desc>
                </draw:g>
              </table:table-cell>
              <table:table-cell office:value-type="float" office:value="54">
                <text:p>54</text:p>
                <draw:g>
                  <svg:desc>'Histograma cripto - Hoja 1'.CM4:'Histograma cripto - Hoja 1'.CM4</svg:desc>
                </draw:g>
              </table:table-cell>
              <table:table-cell office:value-type="float" office:value="63">
                <text:p>63</text:p>
                <draw:g>
                  <svg:desc>'Histograma cripto - Hoja 1'.CN4:'Histograma cripto - Hoja 1'.CN4</svg:desc>
                </draw:g>
              </table:table-cell>
              <table:table-cell office:value-type="float" office:value="64">
                <text:p>64</text:p>
                <draw:g>
                  <svg:desc>'Histograma cripto - Hoja 1'.CO4:'Histograma cripto - Hoja 1'.CO4</svg:desc>
                </draw:g>
              </table:table-cell>
              <table:table-cell office:value-type="float" office:value="61">
                <text:p>61</text:p>
                <draw:g>
                  <svg:desc>'Histograma cripto - Hoja 1'.CP4:'Histograma cripto - Hoja 1'.CP4</svg:desc>
                </draw:g>
              </table:table-cell>
              <table:table-cell office:value-type="float" office:value="69">
                <text:p>69</text:p>
                <draw:g>
                  <svg:desc>'Histograma cripto - Hoja 1'.CQ4:'Histograma cripto - Hoja 1'.CQ4</svg:desc>
                </draw:g>
              </table:table-cell>
              <table:table-cell office:value-type="float" office:value="63">
                <text:p>63</text:p>
                <draw:g>
                  <svg:desc>'Histograma cripto - Hoja 1'.CR4:'Histograma cripto - Hoja 1'.CR4</svg:desc>
                </draw:g>
              </table:table-cell>
              <table:table-cell office:value-type="float" office:value="73">
                <text:p>73</text:p>
                <draw:g>
                  <svg:desc>'Histograma cripto - Hoja 1'.CS4:'Histograma cripto - Hoja 1'.CS4</svg:desc>
                </draw:g>
              </table:table-cell>
              <table:table-cell office:value-type="float" office:value="66">
                <text:p>66</text:p>
                <draw:g>
                  <svg:desc>'Histograma cripto - Hoja 1'.CT4:'Histograma cripto - Hoja 1'.CT4</svg:desc>
                </draw:g>
              </table:table-cell>
              <table:table-cell office:value-type="float" office:value="74">
                <text:p>74</text:p>
                <draw:g>
                  <svg:desc>'Histograma cripto - Hoja 1'.CU4:'Histograma cripto - Hoja 1'.CU4</svg:desc>
                </draw:g>
              </table:table-cell>
              <table:table-cell office:value-type="float" office:value="67">
                <text:p>67</text:p>
                <draw:g>
                  <svg:desc>'Histograma cripto - Hoja 1'.CV4:'Histograma cripto - Hoja 1'.CV4</svg:desc>
                </draw:g>
              </table:table-cell>
              <table:table-cell office:value-type="float" office:value="73">
                <text:p>73</text:p>
                <draw:g>
                  <svg:desc>'Histograma cripto - Hoja 1'.CW4:'Histograma cripto - Hoja 1'.CW4</svg:desc>
                </draw:g>
              </table:table-cell>
              <table:table-cell office:value-type="float" office:value="56">
                <text:p>56</text:p>
                <draw:g>
                  <svg:desc>'Histograma cripto - Hoja 1'.CX4:'Histograma cripto - Hoja 1'.CX4</svg:desc>
                </draw:g>
              </table:table-cell>
              <table:table-cell office:value-type="float" office:value="67">
                <text:p>67</text:p>
                <draw:g>
                  <svg:desc>'Histograma cripto - Hoja 1'.CY4:'Histograma cripto - Hoja 1'.CY4</svg:desc>
                </draw:g>
              </table:table-cell>
              <table:table-cell office:value-type="float" office:value="67">
                <text:p>67</text:p>
                <draw:g>
                  <svg:desc>'Histograma cripto - Hoja 1'.CZ4:'Histograma cripto - Hoja 1'.CZ4</svg:desc>
                </draw:g>
              </table:table-cell>
              <table:table-cell office:value-type="float" office:value="73">
                <text:p>73</text:p>
                <draw:g>
                  <svg:desc>'Histograma cripto - Hoja 1'.DA4:'Histograma cripto - Hoja 1'.DA4</svg:desc>
                </draw:g>
              </table:table-cell>
              <table:table-cell office:value-type="float" office:value="59">
                <text:p>59</text:p>
                <draw:g>
                  <svg:desc>'Histograma cripto - Hoja 1'.DB4:'Histograma cripto - Hoja 1'.DB4</svg:desc>
                </draw:g>
              </table:table-cell>
              <table:table-cell office:value-type="float" office:value="61">
                <text:p>61</text:p>
                <draw:g>
                  <svg:desc>'Histograma cripto - Hoja 1'.DC4:'Histograma cripto - Hoja 1'.DC4</svg:desc>
                </draw:g>
              </table:table-cell>
              <table:table-cell office:value-type="float" office:value="72">
                <text:p>72</text:p>
                <draw:g>
                  <svg:desc>'Histograma cripto - Hoja 1'.DD4:'Histograma cripto - Hoja 1'.DD4</svg:desc>
                </draw:g>
              </table:table-cell>
              <table:table-cell office:value-type="float" office:value="71">
                <text:p>71</text:p>
                <draw:g>
                  <svg:desc>'Histograma cripto - Hoja 1'.DE4:'Histograma cripto - Hoja 1'.DE4</svg:desc>
                </draw:g>
              </table:table-cell>
              <table:table-cell office:value-type="float" office:value="51">
                <text:p>51</text:p>
                <draw:g>
                  <svg:desc>'Histograma cripto - Hoja 1'.DF4:'Histograma cripto - Hoja 1'.DF4</svg:desc>
                </draw:g>
              </table:table-cell>
              <table:table-cell office:value-type="float" office:value="74">
                <text:p>74</text:p>
                <draw:g>
                  <svg:desc>'Histograma cripto - Hoja 1'.DG4:'Histograma cripto - Hoja 1'.DG4</svg:desc>
                </draw:g>
              </table:table-cell>
              <table:table-cell office:value-type="float" office:value="51">
                <text:p>51</text:p>
                <draw:g>
                  <svg:desc>'Histograma cripto - Hoja 1'.DH4:'Histograma cripto - Hoja 1'.DH4</svg:desc>
                </draw:g>
              </table:table-cell>
              <table:table-cell office:value-type="float" office:value="72">
                <text:p>72</text:p>
                <draw:g>
                  <svg:desc>'Histograma cripto - Hoja 1'.DI4:'Histograma cripto - Hoja 1'.DI4</svg:desc>
                </draw:g>
              </table:table-cell>
              <table:table-cell office:value-type="float" office:value="62">
                <text:p>62</text:p>
                <draw:g>
                  <svg:desc>'Histograma cripto - Hoja 1'.DJ4:'Histograma cripto - Hoja 1'.DJ4</svg:desc>
                </draw:g>
              </table:table-cell>
              <table:table-cell office:value-type="float" office:value="63">
                <text:p>63</text:p>
                <draw:g>
                  <svg:desc>'Histograma cripto - Hoja 1'.DK4:'Histograma cripto - Hoja 1'.DK4</svg:desc>
                </draw:g>
              </table:table-cell>
              <table:table-cell office:value-type="float" office:value="68">
                <text:p>68</text:p>
                <draw:g>
                  <svg:desc>'Histograma cripto - Hoja 1'.DL4:'Histograma cripto - Hoja 1'.DL4</svg:desc>
                </draw:g>
              </table:table-cell>
              <table:table-cell office:value-type="float" office:value="61">
                <text:p>61</text:p>
                <draw:g>
                  <svg:desc>'Histograma cripto - Hoja 1'.DM4:'Histograma cripto - Hoja 1'.DM4</svg:desc>
                </draw:g>
              </table:table-cell>
              <table:table-cell office:value-type="float" office:value="53">
                <text:p>53</text:p>
                <draw:g>
                  <svg:desc>'Histograma cripto - Hoja 1'.DN4:'Histograma cripto - Hoja 1'.DN4</svg:desc>
                </draw:g>
              </table:table-cell>
              <table:table-cell office:value-type="float" office:value="68">
                <text:p>68</text:p>
                <draw:g>
                  <svg:desc>'Histograma cripto - Hoja 1'.DO4:'Histograma cripto - Hoja 1'.DO4</svg:desc>
                </draw:g>
              </table:table-cell>
              <table:table-cell office:value-type="float" office:value="68">
                <text:p>68</text:p>
                <draw:g>
                  <svg:desc>'Histograma cripto - Hoja 1'.DP4:'Histograma cripto - Hoja 1'.DP4</svg:desc>
                </draw:g>
              </table:table-cell>
              <table:table-cell office:value-type="float" office:value="64">
                <text:p>64</text:p>
                <draw:g>
                  <svg:desc>'Histograma cripto - Hoja 1'.DQ4:'Histograma cripto - Hoja 1'.DQ4</svg:desc>
                </draw:g>
              </table:table-cell>
              <table:table-cell office:value-type="float" office:value="66">
                <text:p>66</text:p>
                <draw:g>
                  <svg:desc>'Histograma cripto - Hoja 1'.DR4:'Histograma cripto - Hoja 1'.DR4</svg:desc>
                </draw:g>
              </table:table-cell>
              <table:table-cell office:value-type="float" office:value="63">
                <text:p>63</text:p>
                <draw:g>
                  <svg:desc>'Histograma cripto - Hoja 1'.DS4:'Histograma cripto - Hoja 1'.DS4</svg:desc>
                </draw:g>
              </table:table-cell>
              <table:table-cell office:value-type="float" office:value="72">
                <text:p>72</text:p>
                <draw:g>
                  <svg:desc>'Histograma cripto - Hoja 1'.DT4:'Histograma cripto - Hoja 1'.DT4</svg:desc>
                </draw:g>
              </table:table-cell>
              <table:table-cell office:value-type="float" office:value="68">
                <text:p>68</text:p>
                <draw:g>
                  <svg:desc>'Histograma cripto - Hoja 1'.DU4:'Histograma cripto - Hoja 1'.DU4</svg:desc>
                </draw:g>
              </table:table-cell>
              <table:table-cell office:value-type="float" office:value="71">
                <text:p>71</text:p>
                <draw:g>
                  <svg:desc>'Histograma cripto - Hoja 1'.DV4:'Histograma cripto - Hoja 1'.DV4</svg:desc>
                </draw:g>
              </table:table-cell>
              <table:table-cell office:value-type="float" office:value="61">
                <text:p>61</text:p>
                <draw:g>
                  <svg:desc>'Histograma cripto - Hoja 1'.DW4:'Histograma cripto - Hoja 1'.DW4</svg:desc>
                </draw:g>
              </table:table-cell>
              <table:table-cell office:value-type="float" office:value="64">
                <text:p>64</text:p>
                <draw:g>
                  <svg:desc>'Histograma cripto - Hoja 1'.DX4:'Histograma cripto - Hoja 1'.DX4</svg:desc>
                </draw:g>
              </table:table-cell>
              <table:table-cell office:value-type="float" office:value="62">
                <text:p>62</text:p>
                <draw:g>
                  <svg:desc>'Histograma cripto - Hoja 1'.DY4:'Histograma cripto - Hoja 1'.DY4</svg:desc>
                </draw:g>
              </table:table-cell>
              <table:table-cell office:value-type="float" office:value="62">
                <text:p>62</text:p>
                <draw:g>
                  <svg:desc>'Histograma cripto - Hoja 1'.DZ4:'Histograma cripto - Hoja 1'.DZ4</svg:desc>
                </draw:g>
              </table:table-cell>
              <table:table-cell office:value-type="float" office:value="61">
                <text:p>61</text:p>
                <draw:g>
                  <svg:desc>'Histograma cripto - Hoja 1'.EA4:'Histograma cripto - Hoja 1'.EA4</svg:desc>
                </draw:g>
              </table:table-cell>
              <table:table-cell office:value-type="float" office:value="68">
                <text:p>68</text:p>
                <draw:g>
                  <svg:desc>'Histograma cripto - Hoja 1'.EB4:'Histograma cripto - Hoja 1'.EB4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06cm" svg:height="9.51cm" xlink:href=".." xlink:type="simple" chart:class="chart:bar" chart:style-name="ch1">
        <chart:title svg:x="5.274cm" svg:y="0.325cm" chart:style-name="ch2">
          <text:p>Cambiando 1 bit de la KEY</text:p>
        </chart:title>
        <chart:plot-area chart:style-name="ch3" table:cell-range-address="'Histograma cripto - Hoja 1'.D37:'Histograma cripto - Hoja 1'.EA37" svg:x="0.32cm" svg:y="1.216cm" svg:width="15.366cm" svg:height="8.104cm">
          <chartooo:coordinate-region svg:x="0.941cm" svg:y="1.376cm" svg:width="14.745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istograma cripto - Hoja 1'.D37:'Histograma cripto - Hoja 1'.D37" chart:class="chart:bar">
            <chart:data-point/>
          </chart:series>
          <chart:series chart:style-name="ch8" chart:values-cell-range-address="'Histograma cripto - Hoja 1'.E37:'Histograma cripto - Hoja 1'.E37" chart:class="chart:bar">
            <chart:data-point/>
          </chart:series>
          <chart:series chart:style-name="ch9" chart:values-cell-range-address="'Histograma cripto - Hoja 1'.F37:'Histograma cripto - Hoja 1'.F37" chart:class="chart:bar">
            <chart:data-point/>
          </chart:series>
          <chart:series chart:style-name="ch10" chart:values-cell-range-address="'Histograma cripto - Hoja 1'.G37:'Histograma cripto - Hoja 1'.G37" chart:class="chart:bar">
            <chart:data-point/>
          </chart:series>
          <chart:series chart:style-name="ch11" chart:values-cell-range-address="'Histograma cripto - Hoja 1'.H37:'Histograma cripto - Hoja 1'.H37" chart:class="chart:bar">
            <chart:data-point/>
          </chart:series>
          <chart:series chart:style-name="ch12" chart:values-cell-range-address="'Histograma cripto - Hoja 1'.I37:'Histograma cripto - Hoja 1'.I37" chart:class="chart:bar">
            <chart:data-point/>
          </chart:series>
          <chart:series chart:style-name="ch13" chart:values-cell-range-address="'Histograma cripto - Hoja 1'.J37:'Histograma cripto - Hoja 1'.J37" chart:class="chart:bar">
            <chart:data-point/>
          </chart:series>
          <chart:series chart:style-name="ch14" chart:values-cell-range-address="'Histograma cripto - Hoja 1'.K37:'Histograma cripto - Hoja 1'.K37" chart:class="chart:bar">
            <chart:data-point/>
          </chart:series>
          <chart:series chart:style-name="ch15" chart:values-cell-range-address="'Histograma cripto - Hoja 1'.L37:'Histograma cripto - Hoja 1'.L37" chart:class="chart:bar">
            <chart:data-point/>
          </chart:series>
          <chart:series chart:style-name="ch16" chart:values-cell-range-address="'Histograma cripto - Hoja 1'.M37:'Histograma cripto - Hoja 1'.M37" chart:class="chart:bar">
            <chart:data-point/>
          </chart:series>
          <chart:series chart:style-name="ch17" chart:values-cell-range-address="'Histograma cripto - Hoja 1'.N37:'Histograma cripto - Hoja 1'.N37" chart:class="chart:bar">
            <chart:data-point/>
          </chart:series>
          <chart:series chart:style-name="ch18" chart:values-cell-range-address="'Histograma cripto - Hoja 1'.O37:'Histograma cripto - Hoja 1'.O37" chart:class="chart:bar">
            <chart:data-point/>
          </chart:series>
          <chart:series chart:style-name="ch7" chart:values-cell-range-address="'Histograma cripto - Hoja 1'.P37:'Histograma cripto - Hoja 1'.P37" chart:class="chart:bar">
            <chart:data-point/>
          </chart:series>
          <chart:series chart:style-name="ch8" chart:values-cell-range-address="'Histograma cripto - Hoja 1'.Q37:'Histograma cripto - Hoja 1'.Q37" chart:class="chart:bar">
            <chart:data-point/>
          </chart:series>
          <chart:series chart:style-name="ch9" chart:values-cell-range-address="'Histograma cripto - Hoja 1'.R37:'Histograma cripto - Hoja 1'.R37" chart:class="chart:bar">
            <chart:data-point/>
          </chart:series>
          <chart:series chart:style-name="ch10" chart:values-cell-range-address="'Histograma cripto - Hoja 1'.S37:'Histograma cripto - Hoja 1'.S37" chart:class="chart:bar">
            <chart:data-point/>
          </chart:series>
          <chart:series chart:style-name="ch11" chart:values-cell-range-address="'Histograma cripto - Hoja 1'.T37:'Histograma cripto - Hoja 1'.T37" chart:class="chart:bar">
            <chart:data-point/>
          </chart:series>
          <chart:series chart:style-name="ch12" chart:values-cell-range-address="'Histograma cripto - Hoja 1'.U37:'Histograma cripto - Hoja 1'.U37" chart:class="chart:bar">
            <chart:data-point/>
          </chart:series>
          <chart:series chart:style-name="ch13" chart:values-cell-range-address="'Histograma cripto - Hoja 1'.V37:'Histograma cripto - Hoja 1'.V37" chart:class="chart:bar">
            <chart:data-point/>
          </chart:series>
          <chart:series chart:style-name="ch14" chart:values-cell-range-address="'Histograma cripto - Hoja 1'.W37:'Histograma cripto - Hoja 1'.W37" chart:class="chart:bar">
            <chart:data-point/>
          </chart:series>
          <chart:series chart:style-name="ch15" chart:values-cell-range-address="'Histograma cripto - Hoja 1'.X37:'Histograma cripto - Hoja 1'.X37" chart:class="chart:bar">
            <chart:data-point/>
          </chart:series>
          <chart:series chart:style-name="ch16" chart:values-cell-range-address="'Histograma cripto - Hoja 1'.Y37:'Histograma cripto - Hoja 1'.Y37" chart:class="chart:bar">
            <chart:data-point/>
          </chart:series>
          <chart:series chart:style-name="ch17" chart:values-cell-range-address="'Histograma cripto - Hoja 1'.Z37:'Histograma cripto - Hoja 1'.Z37" chart:class="chart:bar">
            <chart:data-point/>
          </chart:series>
          <chart:series chart:style-name="ch18" chart:values-cell-range-address="'Histograma cripto - Hoja 1'.AA37:'Histograma cripto - Hoja 1'.AA37" chart:class="chart:bar">
            <chart:data-point/>
          </chart:series>
          <chart:series chart:style-name="ch7" chart:values-cell-range-address="'Histograma cripto - Hoja 1'.AB37:'Histograma cripto - Hoja 1'.AB37" chart:class="chart:bar">
            <chart:data-point/>
          </chart:series>
          <chart:series chart:style-name="ch8" chart:values-cell-range-address="'Histograma cripto - Hoja 1'.AC37:'Histograma cripto - Hoja 1'.AC37" chart:class="chart:bar">
            <chart:data-point/>
          </chart:series>
          <chart:series chart:style-name="ch9" chart:values-cell-range-address="'Histograma cripto - Hoja 1'.AD37:'Histograma cripto - Hoja 1'.AD37" chart:class="chart:bar">
            <chart:data-point/>
          </chart:series>
          <chart:series chart:style-name="ch10" chart:values-cell-range-address="'Histograma cripto - Hoja 1'.AE37:'Histograma cripto - Hoja 1'.AE37" chart:class="chart:bar">
            <chart:data-point/>
          </chart:series>
          <chart:series chart:style-name="ch11" chart:values-cell-range-address="'Histograma cripto - Hoja 1'.AF37:'Histograma cripto - Hoja 1'.AF37" chart:class="chart:bar">
            <chart:data-point/>
          </chart:series>
          <chart:series chart:style-name="ch12" chart:values-cell-range-address="'Histograma cripto - Hoja 1'.AG37:'Histograma cripto - Hoja 1'.AG37" chart:class="chart:bar">
            <chart:data-point/>
          </chart:series>
          <chart:series chart:style-name="ch13" chart:values-cell-range-address="'Histograma cripto - Hoja 1'.AH37:'Histograma cripto - Hoja 1'.AH37" chart:class="chart:bar">
            <chart:data-point/>
          </chart:series>
          <chart:series chart:style-name="ch14" chart:values-cell-range-address="'Histograma cripto - Hoja 1'.AI37:'Histograma cripto - Hoja 1'.AI37" chart:class="chart:bar">
            <chart:data-point/>
          </chart:series>
          <chart:series chart:style-name="ch15" chart:values-cell-range-address="'Histograma cripto - Hoja 1'.AJ37:'Histograma cripto - Hoja 1'.AJ37" chart:class="chart:bar">
            <chart:data-point/>
          </chart:series>
          <chart:series chart:style-name="ch16" chart:values-cell-range-address="'Histograma cripto - Hoja 1'.AK37:'Histograma cripto - Hoja 1'.AK37" chart:class="chart:bar">
            <chart:data-point/>
          </chart:series>
          <chart:series chart:style-name="ch17" chart:values-cell-range-address="'Histograma cripto - Hoja 1'.AL37:'Histograma cripto - Hoja 1'.AL37" chart:class="chart:bar">
            <chart:data-point/>
          </chart:series>
          <chart:series chart:style-name="ch18" chart:values-cell-range-address="'Histograma cripto - Hoja 1'.AM37:'Histograma cripto - Hoja 1'.AM37" chart:class="chart:bar">
            <chart:data-point/>
          </chart:series>
          <chart:series chart:style-name="ch7" chart:values-cell-range-address="'Histograma cripto - Hoja 1'.AN37:'Histograma cripto - Hoja 1'.AN37" chart:class="chart:bar">
            <chart:data-point/>
          </chart:series>
          <chart:series chart:style-name="ch8" chart:values-cell-range-address="'Histograma cripto - Hoja 1'.AO37:'Histograma cripto - Hoja 1'.AO37" chart:class="chart:bar">
            <chart:data-point/>
          </chart:series>
          <chart:series chart:style-name="ch9" chart:values-cell-range-address="'Histograma cripto - Hoja 1'.AP37:'Histograma cripto - Hoja 1'.AP37" chart:class="chart:bar">
            <chart:data-point/>
          </chart:series>
          <chart:series chart:style-name="ch10" chart:values-cell-range-address="'Histograma cripto - Hoja 1'.AQ37:'Histograma cripto - Hoja 1'.AQ37" chart:class="chart:bar">
            <chart:data-point/>
          </chart:series>
          <chart:series chart:style-name="ch11" chart:values-cell-range-address="'Histograma cripto - Hoja 1'.AR37:'Histograma cripto - Hoja 1'.AR37" chart:class="chart:bar">
            <chart:data-point/>
          </chart:series>
          <chart:series chart:style-name="ch12" chart:values-cell-range-address="'Histograma cripto - Hoja 1'.AS37:'Histograma cripto - Hoja 1'.AS37" chart:class="chart:bar">
            <chart:data-point/>
          </chart:series>
          <chart:series chart:style-name="ch13" chart:values-cell-range-address="'Histograma cripto - Hoja 1'.AT37:'Histograma cripto - Hoja 1'.AT37" chart:class="chart:bar">
            <chart:data-point/>
          </chart:series>
          <chart:series chart:style-name="ch14" chart:values-cell-range-address="'Histograma cripto - Hoja 1'.AU37:'Histograma cripto - Hoja 1'.AU37" chart:class="chart:bar">
            <chart:data-point/>
          </chart:series>
          <chart:series chart:style-name="ch15" chart:values-cell-range-address="'Histograma cripto - Hoja 1'.AV37:'Histograma cripto - Hoja 1'.AV37" chart:class="chart:bar">
            <chart:data-point/>
          </chart:series>
          <chart:series chart:style-name="ch16" chart:values-cell-range-address="'Histograma cripto - Hoja 1'.AW37:'Histograma cripto - Hoja 1'.AW37" chart:class="chart:bar">
            <chart:data-point/>
          </chart:series>
          <chart:series chart:style-name="ch17" chart:values-cell-range-address="'Histograma cripto - Hoja 1'.AX37:'Histograma cripto - Hoja 1'.AX37" chart:class="chart:bar">
            <chart:data-point/>
          </chart:series>
          <chart:series chart:style-name="ch18" chart:values-cell-range-address="'Histograma cripto - Hoja 1'.AY37:'Histograma cripto - Hoja 1'.AY37" chart:class="chart:bar">
            <chart:data-point/>
          </chart:series>
          <chart:series chart:style-name="ch7" chart:values-cell-range-address="'Histograma cripto - Hoja 1'.AZ37:'Histograma cripto - Hoja 1'.AZ37" chart:class="chart:bar">
            <chart:data-point/>
          </chart:series>
          <chart:series chart:style-name="ch8" chart:values-cell-range-address="'Histograma cripto - Hoja 1'.BA37:'Histograma cripto - Hoja 1'.BA37" chart:class="chart:bar">
            <chart:data-point/>
          </chart:series>
          <chart:series chart:style-name="ch9" chart:values-cell-range-address="'Histograma cripto - Hoja 1'.BB37:'Histograma cripto - Hoja 1'.BB37" chart:class="chart:bar">
            <chart:data-point/>
          </chart:series>
          <chart:series chart:style-name="ch10" chart:values-cell-range-address="'Histograma cripto - Hoja 1'.BC37:'Histograma cripto - Hoja 1'.BC37" chart:class="chart:bar">
            <chart:data-point/>
          </chart:series>
          <chart:series chart:style-name="ch11" chart:values-cell-range-address="'Histograma cripto - Hoja 1'.BD37:'Histograma cripto - Hoja 1'.BD37" chart:class="chart:bar">
            <chart:data-point/>
          </chart:series>
          <chart:series chart:style-name="ch12" chart:values-cell-range-address="'Histograma cripto - Hoja 1'.BE37:'Histograma cripto - Hoja 1'.BE37" chart:class="chart:bar">
            <chart:data-point/>
          </chart:series>
          <chart:series chart:style-name="ch13" chart:values-cell-range-address="'Histograma cripto - Hoja 1'.BF37:'Histograma cripto - Hoja 1'.BF37" chart:class="chart:bar">
            <chart:data-point/>
          </chart:series>
          <chart:series chart:style-name="ch14" chart:values-cell-range-address="'Histograma cripto - Hoja 1'.BG37:'Histograma cripto - Hoja 1'.BG37" chart:class="chart:bar">
            <chart:data-point/>
          </chart:series>
          <chart:series chart:style-name="ch15" chart:values-cell-range-address="'Histograma cripto - Hoja 1'.BH37:'Histograma cripto - Hoja 1'.BH37" chart:class="chart:bar">
            <chart:data-point/>
          </chart:series>
          <chart:series chart:style-name="ch16" chart:values-cell-range-address="'Histograma cripto - Hoja 1'.BI37:'Histograma cripto - Hoja 1'.BI37" chart:class="chart:bar">
            <chart:data-point/>
          </chart:series>
          <chart:series chart:style-name="ch17" chart:values-cell-range-address="'Histograma cripto - Hoja 1'.BJ37:'Histograma cripto - Hoja 1'.BJ37" chart:class="chart:bar">
            <chart:data-point/>
          </chart:series>
          <chart:series chart:style-name="ch18" chart:values-cell-range-address="'Histograma cripto - Hoja 1'.BK37:'Histograma cripto - Hoja 1'.BK37" chart:class="chart:bar">
            <chart:data-point/>
          </chart:series>
          <chart:series chart:style-name="ch7" chart:values-cell-range-address="'Histograma cripto - Hoja 1'.BL37:'Histograma cripto - Hoja 1'.BL37" chart:class="chart:bar">
            <chart:data-point/>
          </chart:series>
          <chart:series chart:style-name="ch8" chart:values-cell-range-address="'Histograma cripto - Hoja 1'.BM37:'Histograma cripto - Hoja 1'.BM37" chart:class="chart:bar">
            <chart:data-point/>
          </chart:series>
          <chart:series chart:style-name="ch9" chart:values-cell-range-address="'Histograma cripto - Hoja 1'.BN37:'Histograma cripto - Hoja 1'.BN37" chart:class="chart:bar">
            <chart:data-point/>
          </chart:series>
          <chart:series chart:style-name="ch10" chart:values-cell-range-address="'Histograma cripto - Hoja 1'.BO37:'Histograma cripto - Hoja 1'.BO37" chart:class="chart:bar">
            <chart:data-point/>
          </chart:series>
          <chart:series chart:style-name="ch11" chart:values-cell-range-address="'Histograma cripto - Hoja 1'.BP37:'Histograma cripto - Hoja 1'.BP37" chart:class="chart:bar">
            <chart:data-point/>
          </chart:series>
          <chart:series chart:style-name="ch12" chart:values-cell-range-address="'Histograma cripto - Hoja 1'.BQ37:'Histograma cripto - Hoja 1'.BQ37" chart:class="chart:bar">
            <chart:data-point/>
          </chart:series>
          <chart:series chart:style-name="ch13" chart:values-cell-range-address="'Histograma cripto - Hoja 1'.BR37:'Histograma cripto - Hoja 1'.BR37" chart:class="chart:bar">
            <chart:data-point/>
          </chart:series>
          <chart:series chart:style-name="ch14" chart:values-cell-range-address="'Histograma cripto - Hoja 1'.BS37:'Histograma cripto - Hoja 1'.BS37" chart:class="chart:bar">
            <chart:data-point/>
          </chart:series>
          <chart:series chart:style-name="ch15" chart:values-cell-range-address="'Histograma cripto - Hoja 1'.BT37:'Histograma cripto - Hoja 1'.BT37" chart:class="chart:bar">
            <chart:data-point/>
          </chart:series>
          <chart:series chart:style-name="ch16" chart:values-cell-range-address="'Histograma cripto - Hoja 1'.BU37:'Histograma cripto - Hoja 1'.BU37" chart:class="chart:bar">
            <chart:data-point/>
          </chart:series>
          <chart:series chart:style-name="ch17" chart:values-cell-range-address="'Histograma cripto - Hoja 1'.BV37:'Histograma cripto - Hoja 1'.BV37" chart:class="chart:bar">
            <chart:data-point/>
          </chart:series>
          <chart:series chart:style-name="ch18" chart:values-cell-range-address="'Histograma cripto - Hoja 1'.BW37:'Histograma cripto - Hoja 1'.BW37" chart:class="chart:bar">
            <chart:data-point/>
          </chart:series>
          <chart:series chart:style-name="ch7" chart:values-cell-range-address="'Histograma cripto - Hoja 1'.BX37:'Histograma cripto - Hoja 1'.BX37" chart:class="chart:bar">
            <chart:data-point/>
          </chart:series>
          <chart:series chart:style-name="ch8" chart:values-cell-range-address="'Histograma cripto - Hoja 1'.BY37:'Histograma cripto - Hoja 1'.BY37" chart:class="chart:bar">
            <chart:data-point/>
          </chart:series>
          <chart:series chart:style-name="ch9" chart:values-cell-range-address="'Histograma cripto - Hoja 1'.BZ37:'Histograma cripto - Hoja 1'.BZ37" chart:class="chart:bar">
            <chart:data-point/>
          </chart:series>
          <chart:series chart:style-name="ch10" chart:values-cell-range-address="'Histograma cripto - Hoja 1'.CA37:'Histograma cripto - Hoja 1'.CA37" chart:class="chart:bar">
            <chart:data-point/>
          </chart:series>
          <chart:series chart:style-name="ch11" chart:values-cell-range-address="'Histograma cripto - Hoja 1'.CB37:'Histograma cripto - Hoja 1'.CB37" chart:class="chart:bar">
            <chart:data-point/>
          </chart:series>
          <chart:series chart:style-name="ch12" chart:values-cell-range-address="'Histograma cripto - Hoja 1'.CC37:'Histograma cripto - Hoja 1'.CC37" chart:class="chart:bar">
            <chart:data-point/>
          </chart:series>
          <chart:series chart:style-name="ch13" chart:values-cell-range-address="'Histograma cripto - Hoja 1'.CD37:'Histograma cripto - Hoja 1'.CD37" chart:class="chart:bar">
            <chart:data-point/>
          </chart:series>
          <chart:series chart:style-name="ch14" chart:values-cell-range-address="'Histograma cripto - Hoja 1'.CE37:'Histograma cripto - Hoja 1'.CE37" chart:class="chart:bar">
            <chart:data-point/>
          </chart:series>
          <chart:series chart:style-name="ch15" chart:values-cell-range-address="'Histograma cripto - Hoja 1'.CF37:'Histograma cripto - Hoja 1'.CF37" chart:class="chart:bar">
            <chart:data-point/>
          </chart:series>
          <chart:series chart:style-name="ch16" chart:values-cell-range-address="'Histograma cripto - Hoja 1'.CG37:'Histograma cripto - Hoja 1'.CG37" chart:class="chart:bar">
            <chart:data-point/>
          </chart:series>
          <chart:series chart:style-name="ch17" chart:values-cell-range-address="'Histograma cripto - Hoja 1'.CH37:'Histograma cripto - Hoja 1'.CH37" chart:class="chart:bar">
            <chart:data-point/>
          </chart:series>
          <chart:series chart:style-name="ch18" chart:values-cell-range-address="'Histograma cripto - Hoja 1'.CI37:'Histograma cripto - Hoja 1'.CI37" chart:class="chart:bar">
            <chart:data-point/>
          </chart:series>
          <chart:series chart:style-name="ch7" chart:values-cell-range-address="'Histograma cripto - Hoja 1'.CJ37:'Histograma cripto - Hoja 1'.CJ37" chart:class="chart:bar">
            <chart:data-point/>
          </chart:series>
          <chart:series chart:style-name="ch8" chart:values-cell-range-address="'Histograma cripto - Hoja 1'.CK37:'Histograma cripto - Hoja 1'.CK37" chart:class="chart:bar">
            <chart:data-point/>
          </chart:series>
          <chart:series chart:style-name="ch9" chart:values-cell-range-address="'Histograma cripto - Hoja 1'.CL37:'Histograma cripto - Hoja 1'.CL37" chart:class="chart:bar">
            <chart:data-point/>
          </chart:series>
          <chart:series chart:style-name="ch10" chart:values-cell-range-address="'Histograma cripto - Hoja 1'.CM37:'Histograma cripto - Hoja 1'.CM37" chart:class="chart:bar">
            <chart:data-point/>
          </chart:series>
          <chart:series chart:style-name="ch11" chart:values-cell-range-address="'Histograma cripto - Hoja 1'.CN37:'Histograma cripto - Hoja 1'.CN37" chart:class="chart:bar">
            <chart:data-point/>
          </chart:series>
          <chart:series chart:style-name="ch12" chart:values-cell-range-address="'Histograma cripto - Hoja 1'.CO37:'Histograma cripto - Hoja 1'.CO37" chart:class="chart:bar">
            <chart:data-point/>
          </chart:series>
          <chart:series chart:style-name="ch13" chart:values-cell-range-address="'Histograma cripto - Hoja 1'.CP37:'Histograma cripto - Hoja 1'.CP37" chart:class="chart:bar">
            <chart:data-point/>
          </chart:series>
          <chart:series chart:style-name="ch14" chart:values-cell-range-address="'Histograma cripto - Hoja 1'.CQ37:'Histograma cripto - Hoja 1'.CQ37" chart:class="chart:bar">
            <chart:data-point/>
          </chart:series>
          <chart:series chart:style-name="ch15" chart:values-cell-range-address="'Histograma cripto - Hoja 1'.CR37:'Histograma cripto - Hoja 1'.CR37" chart:class="chart:bar">
            <chart:data-point/>
          </chart:series>
          <chart:series chart:style-name="ch16" chart:values-cell-range-address="'Histograma cripto - Hoja 1'.CS37:'Histograma cripto - Hoja 1'.CS37" chart:class="chart:bar">
            <chart:data-point/>
          </chart:series>
          <chart:series chart:style-name="ch17" chart:values-cell-range-address="'Histograma cripto - Hoja 1'.CT37:'Histograma cripto - Hoja 1'.CT37" chart:class="chart:bar">
            <chart:data-point/>
          </chart:series>
          <chart:series chart:style-name="ch18" chart:values-cell-range-address="'Histograma cripto - Hoja 1'.CU37:'Histograma cripto - Hoja 1'.CU37" chart:class="chart:bar">
            <chart:data-point/>
          </chart:series>
          <chart:series chart:style-name="ch7" chart:values-cell-range-address="'Histograma cripto - Hoja 1'.CV37:'Histograma cripto - Hoja 1'.CV37" chart:class="chart:bar">
            <chart:data-point/>
          </chart:series>
          <chart:series chart:style-name="ch8" chart:values-cell-range-address="'Histograma cripto - Hoja 1'.CW37:'Histograma cripto - Hoja 1'.CW37" chart:class="chart:bar">
            <chart:data-point/>
          </chart:series>
          <chart:series chart:style-name="ch9" chart:values-cell-range-address="'Histograma cripto - Hoja 1'.CX37:'Histograma cripto - Hoja 1'.CX37" chart:class="chart:bar">
            <chart:data-point/>
          </chart:series>
          <chart:series chart:style-name="ch10" chart:values-cell-range-address="'Histograma cripto - Hoja 1'.CY37:'Histograma cripto - Hoja 1'.CY37" chart:class="chart:bar">
            <chart:data-point/>
          </chart:series>
          <chart:series chart:style-name="ch11" chart:values-cell-range-address="'Histograma cripto - Hoja 1'.CZ37:'Histograma cripto - Hoja 1'.CZ37" chart:class="chart:bar">
            <chart:data-point/>
          </chart:series>
          <chart:series chart:style-name="ch12" chart:values-cell-range-address="'Histograma cripto - Hoja 1'.DA37:'Histograma cripto - Hoja 1'.DA37" chart:class="chart:bar">
            <chart:data-point/>
          </chart:series>
          <chart:series chart:style-name="ch13" chart:values-cell-range-address="'Histograma cripto - Hoja 1'.DB37:'Histograma cripto - Hoja 1'.DB37" chart:class="chart:bar">
            <chart:data-point/>
          </chart:series>
          <chart:series chart:style-name="ch14" chart:values-cell-range-address="'Histograma cripto - Hoja 1'.DC37:'Histograma cripto - Hoja 1'.DC37" chart:class="chart:bar">
            <chart:data-point/>
          </chart:series>
          <chart:series chart:style-name="ch15" chart:values-cell-range-address="'Histograma cripto - Hoja 1'.DD37:'Histograma cripto - Hoja 1'.DD37" chart:class="chart:bar">
            <chart:data-point/>
          </chart:series>
          <chart:series chart:style-name="ch16" chart:values-cell-range-address="'Histograma cripto - Hoja 1'.DE37:'Histograma cripto - Hoja 1'.DE37" chart:class="chart:bar">
            <chart:data-point/>
          </chart:series>
          <chart:series chart:style-name="ch17" chart:values-cell-range-address="'Histograma cripto - Hoja 1'.DF37:'Histograma cripto - Hoja 1'.DF37" chart:class="chart:bar">
            <chart:data-point/>
          </chart:series>
          <chart:series chart:style-name="ch18" chart:values-cell-range-address="'Histograma cripto - Hoja 1'.DG37:'Histograma cripto - Hoja 1'.DG37" chart:class="chart:bar">
            <chart:data-point/>
          </chart:series>
          <chart:series chart:style-name="ch7" chart:values-cell-range-address="'Histograma cripto - Hoja 1'.DH37:'Histograma cripto - Hoja 1'.DH37" chart:class="chart:bar">
            <chart:data-point/>
          </chart:series>
          <chart:series chart:style-name="ch8" chart:values-cell-range-address="'Histograma cripto - Hoja 1'.DI37:'Histograma cripto - Hoja 1'.DI37" chart:class="chart:bar">
            <chart:data-point/>
          </chart:series>
          <chart:series chart:style-name="ch9" chart:values-cell-range-address="'Histograma cripto - Hoja 1'.DJ37:'Histograma cripto - Hoja 1'.DJ37" chart:class="chart:bar">
            <chart:data-point/>
          </chart:series>
          <chart:series chart:style-name="ch10" chart:values-cell-range-address="'Histograma cripto - Hoja 1'.DK37:'Histograma cripto - Hoja 1'.DK37" chart:class="chart:bar">
            <chart:data-point/>
          </chart:series>
          <chart:series chart:style-name="ch11" chart:values-cell-range-address="'Histograma cripto - Hoja 1'.DL37:'Histograma cripto - Hoja 1'.DL37" chart:class="chart:bar">
            <chart:data-point/>
          </chart:series>
          <chart:series chart:style-name="ch12" chart:values-cell-range-address="'Histograma cripto - Hoja 1'.DM37:'Histograma cripto - Hoja 1'.DM37" chart:class="chart:bar">
            <chart:data-point/>
          </chart:series>
          <chart:series chart:style-name="ch13" chart:values-cell-range-address="'Histograma cripto - Hoja 1'.DN37:'Histograma cripto - Hoja 1'.DN37" chart:class="chart:bar">
            <chart:data-point/>
          </chart:series>
          <chart:series chart:style-name="ch14" chart:values-cell-range-address="'Histograma cripto - Hoja 1'.DO37:'Histograma cripto - Hoja 1'.DO37" chart:class="chart:bar">
            <chart:data-point/>
          </chart:series>
          <chart:series chart:style-name="ch15" chart:values-cell-range-address="'Histograma cripto - Hoja 1'.DP37:'Histograma cripto - Hoja 1'.DP37" chart:class="chart:bar">
            <chart:data-point/>
          </chart:series>
          <chart:series chart:style-name="ch16" chart:values-cell-range-address="'Histograma cripto - Hoja 1'.DQ37:'Histograma cripto - Hoja 1'.DQ37" chart:class="chart:bar">
            <chart:data-point/>
          </chart:series>
          <chart:series chart:style-name="ch17" chart:values-cell-range-address="'Histograma cripto - Hoja 1'.DR37:'Histograma cripto - Hoja 1'.DR37" chart:class="chart:bar">
            <chart:data-point/>
          </chart:series>
          <chart:series chart:style-name="ch18" chart:values-cell-range-address="'Histograma cripto - Hoja 1'.DS37:'Histograma cripto - Hoja 1'.DS37" chart:class="chart:bar">
            <chart:data-point/>
          </chart:series>
          <chart:series chart:style-name="ch7" chart:values-cell-range-address="'Histograma cripto - Hoja 1'.DT37:'Histograma cripto - Hoja 1'.DT37" chart:class="chart:bar">
            <chart:data-point/>
          </chart:series>
          <chart:series chart:style-name="ch8" chart:values-cell-range-address="'Histograma cripto - Hoja 1'.DU37:'Histograma cripto - Hoja 1'.DU37" chart:class="chart:bar">
            <chart:data-point/>
          </chart:series>
          <chart:series chart:style-name="ch9" chart:values-cell-range-address="'Histograma cripto - Hoja 1'.DV37:'Histograma cripto - Hoja 1'.DV37" chart:class="chart:bar">
            <chart:data-point/>
          </chart:series>
          <chart:series chart:style-name="ch10" chart:values-cell-range-address="'Histograma cripto - Hoja 1'.DW37:'Histograma cripto - Hoja 1'.DW37" chart:class="chart:bar">
            <chart:data-point/>
          </chart:series>
          <chart:series chart:style-name="ch11" chart:values-cell-range-address="'Histograma cripto - Hoja 1'.DX37:'Histograma cripto - Hoja 1'.DX37" chart:class="chart:bar">
            <chart:data-point/>
          </chart:series>
          <chart:series chart:style-name="ch12" chart:values-cell-range-address="'Histograma cripto - Hoja 1'.DY37:'Histograma cripto - Hoja 1'.DY37" chart:class="chart:bar">
            <chart:data-point/>
          </chart:series>
          <chart:series chart:style-name="ch13" chart:values-cell-range-address="'Histograma cripto - Hoja 1'.DZ37:'Histograma cripto - Hoja 1'.DZ37" chart:class="chart:bar">
            <chart:data-point/>
          </chart:series>
          <chart:series chart:style-name="ch14" chart:values-cell-range-address="'Histograma cripto - Hoja 1'.EA37:'Histograma cripto - Hoja 1'.EA37" chart:class="chart:bar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NaN">
                <text:p>NaN</text:p>
                <draw:g>
                  <svg:desc>'Histograma cripto - Hoja 1'.D37:'Histograma cripto - Hoja 1'.D37</svg:desc>
                </draw:g>
              </table:table-cell>
              <table:table-cell office:value-type="float" office:value="71">
                <text:p>71</text:p>
                <draw:g>
                  <svg:desc>'Histograma cripto - Hoja 1'.E37:'Histograma cripto - Hoja 1'.E37</svg:desc>
                </draw:g>
              </table:table-cell>
              <table:table-cell office:value-type="float" office:value="64">
                <text:p>64</text:p>
                <draw:g>
                  <svg:desc>'Histograma cripto - Hoja 1'.F37:'Histograma cripto - Hoja 1'.F37</svg:desc>
                </draw:g>
              </table:table-cell>
              <table:table-cell office:value-type="float" office:value="65">
                <text:p>65</text:p>
                <draw:g>
                  <svg:desc>'Histograma cripto - Hoja 1'.G37:'Histograma cripto - Hoja 1'.G37</svg:desc>
                </draw:g>
              </table:table-cell>
              <table:table-cell office:value-type="float" office:value="67">
                <text:p>67</text:p>
                <draw:g>
                  <svg:desc>'Histograma cripto - Hoja 1'.H37:'Histograma cripto - Hoja 1'.H37</svg:desc>
                </draw:g>
              </table:table-cell>
              <table:table-cell office:value-type="float" office:value="54">
                <text:p>54</text:p>
                <draw:g>
                  <svg:desc>'Histograma cripto - Hoja 1'.I37:'Histograma cripto - Hoja 1'.I37</svg:desc>
                </draw:g>
              </table:table-cell>
              <table:table-cell office:value-type="float" office:value="61">
                <text:p>61</text:p>
                <draw:g>
                  <svg:desc>'Histograma cripto - Hoja 1'.J37:'Histograma cripto - Hoja 1'.J37</svg:desc>
                </draw:g>
              </table:table-cell>
              <table:table-cell office:value-type="float" office:value="71">
                <text:p>71</text:p>
                <draw:g>
                  <svg:desc>'Histograma cripto - Hoja 1'.K37:'Histograma cripto - Hoja 1'.K37</svg:desc>
                </draw:g>
              </table:table-cell>
              <table:table-cell office:value-type="float" office:value="56">
                <text:p>56</text:p>
                <draw:g>
                  <svg:desc>'Histograma cripto - Hoja 1'.L37:'Histograma cripto - Hoja 1'.L37</svg:desc>
                </draw:g>
              </table:table-cell>
              <table:table-cell office:value-type="float" office:value="61">
                <text:p>61</text:p>
                <draw:g>
                  <svg:desc>'Histograma cripto - Hoja 1'.M37:'Histograma cripto - Hoja 1'.M37</svg:desc>
                </draw:g>
              </table:table-cell>
              <table:table-cell office:value-type="float" office:value="68">
                <text:p>68</text:p>
                <draw:g>
                  <svg:desc>'Histograma cripto - Hoja 1'.N37:'Histograma cripto - Hoja 1'.N37</svg:desc>
                </draw:g>
              </table:table-cell>
              <table:table-cell office:value-type="float" office:value="53">
                <text:p>53</text:p>
                <draw:g>
                  <svg:desc>'Histograma cripto - Hoja 1'.O37:'Histograma cripto - Hoja 1'.O37</svg:desc>
                </draw:g>
              </table:table-cell>
              <table:table-cell office:value-type="float" office:value="60">
                <text:p>60</text:p>
                <draw:g>
                  <svg:desc>'Histograma cripto - Hoja 1'.P37:'Histograma cripto - Hoja 1'.P37</svg:desc>
                </draw:g>
              </table:table-cell>
              <table:table-cell office:value-type="float" office:value="71">
                <text:p>71</text:p>
                <draw:g>
                  <svg:desc>'Histograma cripto - Hoja 1'.Q37:'Histograma cripto - Hoja 1'.Q37</svg:desc>
                </draw:g>
              </table:table-cell>
              <table:table-cell office:value-type="float" office:value="58">
                <text:p>58</text:p>
                <draw:g>
                  <svg:desc>'Histograma cripto - Hoja 1'.R37:'Histograma cripto - Hoja 1'.R37</svg:desc>
                </draw:g>
              </table:table-cell>
              <table:table-cell office:value-type="float" office:value="69">
                <text:p>69</text:p>
                <draw:g>
                  <svg:desc>'Histograma cripto - Hoja 1'.S37:'Histograma cripto - Hoja 1'.S37</svg:desc>
                </draw:g>
              </table:table-cell>
              <table:table-cell office:value-type="float" office:value="57">
                <text:p>57</text:p>
                <draw:g>
                  <svg:desc>'Histograma cripto - Hoja 1'.T37:'Histograma cripto - Hoja 1'.T37</svg:desc>
                </draw:g>
              </table:table-cell>
              <table:table-cell office:value-type="float" office:value="66">
                <text:p>66</text:p>
                <draw:g>
                  <svg:desc>'Histograma cripto - Hoja 1'.U37:'Histograma cripto - Hoja 1'.U37</svg:desc>
                </draw:g>
              </table:table-cell>
              <table:table-cell office:value-type="float" office:value="72">
                <text:p>72</text:p>
                <draw:g>
                  <svg:desc>'Histograma cripto - Hoja 1'.V37:'Histograma cripto - Hoja 1'.V37</svg:desc>
                </draw:g>
              </table:table-cell>
              <table:table-cell office:value-type="float" office:value="66">
                <text:p>66</text:p>
                <draw:g>
                  <svg:desc>'Histograma cripto - Hoja 1'.W37:'Histograma cripto - Hoja 1'.W37</svg:desc>
                </draw:g>
              </table:table-cell>
              <table:table-cell office:value-type="float" office:value="63">
                <text:p>63</text:p>
                <draw:g>
                  <svg:desc>'Histograma cripto - Hoja 1'.X37:'Histograma cripto - Hoja 1'.X37</svg:desc>
                </draw:g>
              </table:table-cell>
              <table:table-cell office:value-type="float" office:value="55">
                <text:p>55</text:p>
                <draw:g>
                  <svg:desc>'Histograma cripto - Hoja 1'.Y37:'Histograma cripto - Hoja 1'.Y37</svg:desc>
                </draw:g>
              </table:table-cell>
              <table:table-cell office:value-type="float" office:value="55">
                <text:p>55</text:p>
                <draw:g>
                  <svg:desc>'Histograma cripto - Hoja 1'.Z37:'Histograma cripto - Hoja 1'.Z37</svg:desc>
                </draw:g>
              </table:table-cell>
              <table:table-cell office:value-type="float" office:value="74">
                <text:p>74</text:p>
                <draw:g>
                  <svg:desc>'Histograma cripto - Hoja 1'.AA37:'Histograma cripto - Hoja 1'.AA37</svg:desc>
                </draw:g>
              </table:table-cell>
              <table:table-cell office:value-type="float" office:value="61">
                <text:p>61</text:p>
                <draw:g>
                  <svg:desc>'Histograma cripto - Hoja 1'.AB37:'Histograma cripto - Hoja 1'.AB37</svg:desc>
                </draw:g>
              </table:table-cell>
              <table:table-cell office:value-type="float" office:value="70">
                <text:p>70</text:p>
                <draw:g>
                  <svg:desc>'Histograma cripto - Hoja 1'.AC37:'Histograma cripto - Hoja 1'.AC37</svg:desc>
                </draw:g>
              </table:table-cell>
              <table:table-cell office:value-type="float" office:value="62">
                <text:p>62</text:p>
                <draw:g>
                  <svg:desc>'Histograma cripto - Hoja 1'.AD37:'Histograma cripto - Hoja 1'.AD37</svg:desc>
                </draw:g>
              </table:table-cell>
              <table:table-cell office:value-type="float" office:value="66">
                <text:p>66</text:p>
                <draw:g>
                  <svg:desc>'Histograma cripto - Hoja 1'.AE37:'Histograma cripto - Hoja 1'.AE37</svg:desc>
                </draw:g>
              </table:table-cell>
              <table:table-cell office:value-type="float" office:value="52">
                <text:p>52</text:p>
                <draw:g>
                  <svg:desc>'Histograma cripto - Hoja 1'.AF37:'Histograma cripto - Hoja 1'.AF37</svg:desc>
                </draw:g>
              </table:table-cell>
              <table:table-cell office:value-type="float" office:value="64">
                <text:p>64</text:p>
                <draw:g>
                  <svg:desc>'Histograma cripto - Hoja 1'.AG37:'Histograma cripto - Hoja 1'.AG37</svg:desc>
                </draw:g>
              </table:table-cell>
              <table:table-cell office:value-type="float" office:value="62">
                <text:p>62</text:p>
                <draw:g>
                  <svg:desc>'Histograma cripto - Hoja 1'.AH37:'Histograma cripto - Hoja 1'.AH37</svg:desc>
                </draw:g>
              </table:table-cell>
              <table:table-cell office:value-type="float" office:value="67">
                <text:p>67</text:p>
                <draw:g>
                  <svg:desc>'Histograma cripto - Hoja 1'.AI37:'Histograma cripto - Hoja 1'.AI37</svg:desc>
                </draw:g>
              </table:table-cell>
              <table:table-cell office:value-type="float" office:value="61">
                <text:p>61</text:p>
                <draw:g>
                  <svg:desc>'Histograma cripto - Hoja 1'.AJ37:'Histograma cripto - Hoja 1'.AJ37</svg:desc>
                </draw:g>
              </table:table-cell>
              <table:table-cell office:value-type="float" office:value="53">
                <text:p>53</text:p>
                <draw:g>
                  <svg:desc>'Histograma cripto - Hoja 1'.AK37:'Histograma cripto - Hoja 1'.AK37</svg:desc>
                </draw:g>
              </table:table-cell>
              <table:table-cell office:value-type="float" office:value="68">
                <text:p>68</text:p>
                <draw:g>
                  <svg:desc>'Histograma cripto - Hoja 1'.AL37:'Histograma cripto - Hoja 1'.AL37</svg:desc>
                </draw:g>
              </table:table-cell>
              <table:table-cell office:value-type="float" office:value="71">
                <text:p>71</text:p>
                <draw:g>
                  <svg:desc>'Histograma cripto - Hoja 1'.AM37:'Histograma cripto - Hoja 1'.AM37</svg:desc>
                </draw:g>
              </table:table-cell>
              <table:table-cell office:value-type="float" office:value="57">
                <text:p>57</text:p>
                <draw:g>
                  <svg:desc>'Histograma cripto - Hoja 1'.AN37:'Histograma cripto - Hoja 1'.AN37</svg:desc>
                </draw:g>
              </table:table-cell>
              <table:table-cell office:value-type="float" office:value="67">
                <text:p>67</text:p>
                <draw:g>
                  <svg:desc>'Histograma cripto - Hoja 1'.AO37:'Histograma cripto - Hoja 1'.AO37</svg:desc>
                </draw:g>
              </table:table-cell>
              <table:table-cell office:value-type="float" office:value="55">
                <text:p>55</text:p>
                <draw:g>
                  <svg:desc>'Histograma cripto - Hoja 1'.AP37:'Histograma cripto - Hoja 1'.AP37</svg:desc>
                </draw:g>
              </table:table-cell>
              <table:table-cell office:value-type="float" office:value="68">
                <text:p>68</text:p>
                <draw:g>
                  <svg:desc>'Histograma cripto - Hoja 1'.AQ37:'Histograma cripto - Hoja 1'.AQ37</svg:desc>
                </draw:g>
              </table:table-cell>
              <table:table-cell office:value-type="float" office:value="62">
                <text:p>62</text:p>
                <draw:g>
                  <svg:desc>'Histograma cripto - Hoja 1'.AR37:'Histograma cripto - Hoja 1'.AR37</svg:desc>
                </draw:g>
              </table:table-cell>
              <table:table-cell office:value-type="float" office:value="71">
                <text:p>71</text:p>
                <draw:g>
                  <svg:desc>'Histograma cripto - Hoja 1'.AS37:'Histograma cripto - Hoja 1'.AS37</svg:desc>
                </draw:g>
              </table:table-cell>
              <table:table-cell office:value-type="float" office:value="62">
                <text:p>62</text:p>
                <draw:g>
                  <svg:desc>'Histograma cripto - Hoja 1'.AT37:'Histograma cripto - Hoja 1'.AT37</svg:desc>
                </draw:g>
              </table:table-cell>
              <table:table-cell office:value-type="float" office:value="65">
                <text:p>65</text:p>
                <draw:g>
                  <svg:desc>'Histograma cripto - Hoja 1'.AU37:'Histograma cripto - Hoja 1'.AU37</svg:desc>
                </draw:g>
              </table:table-cell>
              <table:table-cell office:value-type="float" office:value="61">
                <text:p>61</text:p>
                <draw:g>
                  <svg:desc>'Histograma cripto - Hoja 1'.AV37:'Histograma cripto - Hoja 1'.AV37</svg:desc>
                </draw:g>
              </table:table-cell>
              <table:table-cell office:value-type="float" office:value="69">
                <text:p>69</text:p>
                <draw:g>
                  <svg:desc>'Histograma cripto - Hoja 1'.AW37:'Histograma cripto - Hoja 1'.AW37</svg:desc>
                </draw:g>
              </table:table-cell>
              <table:table-cell office:value-type="float" office:value="69">
                <text:p>69</text:p>
                <draw:g>
                  <svg:desc>'Histograma cripto - Hoja 1'.AX37:'Histograma cripto - Hoja 1'.AX37</svg:desc>
                </draw:g>
              </table:table-cell>
              <table:table-cell office:value-type="float" office:value="66">
                <text:p>66</text:p>
                <draw:g>
                  <svg:desc>'Histograma cripto - Hoja 1'.AY37:'Histograma cripto - Hoja 1'.AY37</svg:desc>
                </draw:g>
              </table:table-cell>
              <table:table-cell office:value-type="float" office:value="60">
                <text:p>60</text:p>
                <draw:g>
                  <svg:desc>'Histograma cripto - Hoja 1'.AZ37:'Histograma cripto - Hoja 1'.AZ37</svg:desc>
                </draw:g>
              </table:table-cell>
              <table:table-cell office:value-type="float" office:value="72">
                <text:p>72</text:p>
                <draw:g>
                  <svg:desc>'Histograma cripto - Hoja 1'.BA37:'Histograma cripto - Hoja 1'.BA37</svg:desc>
                </draw:g>
              </table:table-cell>
              <table:table-cell office:value-type="float" office:value="59">
                <text:p>59</text:p>
                <draw:g>
                  <svg:desc>'Histograma cripto - Hoja 1'.BB37:'Histograma cripto - Hoja 1'.BB37</svg:desc>
                </draw:g>
              </table:table-cell>
              <table:table-cell office:value-type="float" office:value="61">
                <text:p>61</text:p>
                <draw:g>
                  <svg:desc>'Histograma cripto - Hoja 1'.BC37:'Histograma cripto - Hoja 1'.BC37</svg:desc>
                </draw:g>
              </table:table-cell>
              <table:table-cell office:value-type="float" office:value="67">
                <text:p>67</text:p>
                <draw:g>
                  <svg:desc>'Histograma cripto - Hoja 1'.BD37:'Histograma cripto - Hoja 1'.BD37</svg:desc>
                </draw:g>
              </table:table-cell>
              <table:table-cell office:value-type="float" office:value="55">
                <text:p>55</text:p>
                <draw:g>
                  <svg:desc>'Histograma cripto - Hoja 1'.BE37:'Histograma cripto - Hoja 1'.BE37</svg:desc>
                </draw:g>
              </table:table-cell>
              <table:table-cell office:value-type="float" office:value="69">
                <text:p>69</text:p>
                <draw:g>
                  <svg:desc>'Histograma cripto - Hoja 1'.BF37:'Histograma cripto - Hoja 1'.BF37</svg:desc>
                </draw:g>
              </table:table-cell>
              <table:table-cell office:value-type="float" office:value="57">
                <text:p>57</text:p>
                <draw:g>
                  <svg:desc>'Histograma cripto - Hoja 1'.BG37:'Histograma cripto - Hoja 1'.BG37</svg:desc>
                </draw:g>
              </table:table-cell>
              <table:table-cell office:value-type="float" office:value="66">
                <text:p>66</text:p>
                <draw:g>
                  <svg:desc>'Histograma cripto - Hoja 1'.BH37:'Histograma cripto - Hoja 1'.BH37</svg:desc>
                </draw:g>
              </table:table-cell>
              <table:table-cell office:value-type="float" office:value="66">
                <text:p>66</text:p>
                <draw:g>
                  <svg:desc>'Histograma cripto - Hoja 1'.BI37:'Histograma cripto - Hoja 1'.BI37</svg:desc>
                </draw:g>
              </table:table-cell>
              <table:table-cell office:value-type="float" office:value="59">
                <text:p>59</text:p>
                <draw:g>
                  <svg:desc>'Histograma cripto - Hoja 1'.BJ37:'Histograma cripto - Hoja 1'.BJ37</svg:desc>
                </draw:g>
              </table:table-cell>
              <table:table-cell office:value-type="float" office:value="60">
                <text:p>60</text:p>
                <draw:g>
                  <svg:desc>'Histograma cripto - Hoja 1'.BK37:'Histograma cripto - Hoja 1'.BK37</svg:desc>
                </draw:g>
              </table:table-cell>
              <table:table-cell office:value-type="float" office:value="65">
                <text:p>65</text:p>
                <draw:g>
                  <svg:desc>'Histograma cripto - Hoja 1'.BL37:'Histograma cripto - Hoja 1'.BL37</svg:desc>
                </draw:g>
              </table:table-cell>
              <table:table-cell office:value-type="float" office:value="72">
                <text:p>72</text:p>
                <draw:g>
                  <svg:desc>'Histograma cripto - Hoja 1'.BM37:'Histograma cripto - Hoja 1'.BM37</svg:desc>
                </draw:g>
              </table:table-cell>
              <table:table-cell office:value-type="float" office:value="68">
                <text:p>68</text:p>
                <draw:g>
                  <svg:desc>'Histograma cripto - Hoja 1'.BN37:'Histograma cripto - Hoja 1'.BN37</svg:desc>
                </draw:g>
              </table:table-cell>
              <table:table-cell office:value-type="float" office:value="72">
                <text:p>72</text:p>
                <draw:g>
                  <svg:desc>'Histograma cripto - Hoja 1'.BO37:'Histograma cripto - Hoja 1'.BO37</svg:desc>
                </draw:g>
              </table:table-cell>
              <table:table-cell office:value-type="float" office:value="68">
                <text:p>68</text:p>
                <draw:g>
                  <svg:desc>'Histograma cripto - Hoja 1'.BP37:'Histograma cripto - Hoja 1'.BP37</svg:desc>
                </draw:g>
              </table:table-cell>
              <table:table-cell office:value-type="float" office:value="61">
                <text:p>61</text:p>
                <draw:g>
                  <svg:desc>'Histograma cripto - Hoja 1'.BQ37:'Histograma cripto - Hoja 1'.BQ37</svg:desc>
                </draw:g>
              </table:table-cell>
              <table:table-cell office:value-type="float" office:value="58">
                <text:p>58</text:p>
                <draw:g>
                  <svg:desc>'Histograma cripto - Hoja 1'.BR37:'Histograma cripto - Hoja 1'.BR37</svg:desc>
                </draw:g>
              </table:table-cell>
              <table:table-cell office:value-type="float" office:value="60">
                <text:p>60</text:p>
                <draw:g>
                  <svg:desc>'Histograma cripto - Hoja 1'.BS37:'Histograma cripto - Hoja 1'.BS37</svg:desc>
                </draw:g>
              </table:table-cell>
              <table:table-cell office:value-type="float" office:value="61">
                <text:p>61</text:p>
                <draw:g>
                  <svg:desc>'Histograma cripto - Hoja 1'.BT37:'Histograma cripto - Hoja 1'.BT37</svg:desc>
                </draw:g>
              </table:table-cell>
              <table:table-cell office:value-type="float" office:value="58">
                <text:p>58</text:p>
                <draw:g>
                  <svg:desc>'Histograma cripto - Hoja 1'.BU37:'Histograma cripto - Hoja 1'.BU37</svg:desc>
                </draw:g>
              </table:table-cell>
              <table:table-cell office:value-type="float" office:value="60">
                <text:p>60</text:p>
                <draw:g>
                  <svg:desc>'Histograma cripto - Hoja 1'.BV37:'Histograma cripto - Hoja 1'.BV37</svg:desc>
                </draw:g>
              </table:table-cell>
              <table:table-cell office:value-type="float" office:value="58">
                <text:p>58</text:p>
                <draw:g>
                  <svg:desc>'Histograma cripto - Hoja 1'.BW37:'Histograma cripto - Hoja 1'.BW37</svg:desc>
                </draw:g>
              </table:table-cell>
              <table:table-cell office:value-type="float" office:value="55">
                <text:p>55</text:p>
                <draw:g>
                  <svg:desc>'Histograma cripto - Hoja 1'.BX37:'Histograma cripto - Hoja 1'.BX37</svg:desc>
                </draw:g>
              </table:table-cell>
              <table:table-cell office:value-type="float" office:value="56">
                <text:p>56</text:p>
                <draw:g>
                  <svg:desc>'Histograma cripto - Hoja 1'.BY37:'Histograma cripto - Hoja 1'.BY37</svg:desc>
                </draw:g>
              </table:table-cell>
              <table:table-cell office:value-type="float" office:value="65">
                <text:p>65</text:p>
                <draw:g>
                  <svg:desc>'Histograma cripto - Hoja 1'.BZ37:'Histograma cripto - Hoja 1'.BZ37</svg:desc>
                </draw:g>
              </table:table-cell>
              <table:table-cell office:value-type="float" office:value="57">
                <text:p>57</text:p>
                <draw:g>
                  <svg:desc>'Histograma cripto - Hoja 1'.CA37:'Histograma cripto - Hoja 1'.CA37</svg:desc>
                </draw:g>
              </table:table-cell>
              <table:table-cell office:value-type="float" office:value="76">
                <text:p>76</text:p>
                <draw:g>
                  <svg:desc>'Histograma cripto - Hoja 1'.CB37:'Histograma cripto - Hoja 1'.CB37</svg:desc>
                </draw:g>
              </table:table-cell>
              <table:table-cell office:value-type="float" office:value="62">
                <text:p>62</text:p>
                <draw:g>
                  <svg:desc>'Histograma cripto - Hoja 1'.CC37:'Histograma cripto - Hoja 1'.CC37</svg:desc>
                </draw:g>
              </table:table-cell>
              <table:table-cell office:value-type="float" office:value="57">
                <text:p>57</text:p>
                <draw:g>
                  <svg:desc>'Histograma cripto - Hoja 1'.CD37:'Histograma cripto - Hoja 1'.CD37</svg:desc>
                </draw:g>
              </table:table-cell>
              <table:table-cell office:value-type="float" office:value="59">
                <text:p>59</text:p>
                <draw:g>
                  <svg:desc>'Histograma cripto - Hoja 1'.CE37:'Histograma cripto - Hoja 1'.CE37</svg:desc>
                </draw:g>
              </table:table-cell>
              <table:table-cell office:value-type="float" office:value="62">
                <text:p>62</text:p>
                <draw:g>
                  <svg:desc>'Histograma cripto - Hoja 1'.CF37:'Histograma cripto - Hoja 1'.CF37</svg:desc>
                </draw:g>
              </table:table-cell>
              <table:table-cell office:value-type="float" office:value="67">
                <text:p>67</text:p>
                <draw:g>
                  <svg:desc>'Histograma cripto - Hoja 1'.CG37:'Histograma cripto - Hoja 1'.CG37</svg:desc>
                </draw:g>
              </table:table-cell>
              <table:table-cell office:value-type="float" office:value="62">
                <text:p>62</text:p>
                <draw:g>
                  <svg:desc>'Histograma cripto - Hoja 1'.CH37:'Histograma cripto - Hoja 1'.CH37</svg:desc>
                </draw:g>
              </table:table-cell>
              <table:table-cell office:value-type="float" office:value="60">
                <text:p>60</text:p>
                <draw:g>
                  <svg:desc>'Histograma cripto - Hoja 1'.CI37:'Histograma cripto - Hoja 1'.CI37</svg:desc>
                </draw:g>
              </table:table-cell>
              <table:table-cell office:value-type="float" office:value="62">
                <text:p>62</text:p>
                <draw:g>
                  <svg:desc>'Histograma cripto - Hoja 1'.CJ37:'Histograma cripto - Hoja 1'.CJ37</svg:desc>
                </draw:g>
              </table:table-cell>
              <table:table-cell office:value-type="float" office:value="66">
                <text:p>66</text:p>
                <draw:g>
                  <svg:desc>'Histograma cripto - Hoja 1'.CK37:'Histograma cripto - Hoja 1'.CK37</svg:desc>
                </draw:g>
              </table:table-cell>
              <table:table-cell office:value-type="float" office:value="56">
                <text:p>56</text:p>
                <draw:g>
                  <svg:desc>'Histograma cripto - Hoja 1'.CL37:'Histograma cripto - Hoja 1'.CL37</svg:desc>
                </draw:g>
              </table:table-cell>
              <table:table-cell office:value-type="float" office:value="62">
                <text:p>62</text:p>
                <draw:g>
                  <svg:desc>'Histograma cripto - Hoja 1'.CM37:'Histograma cripto - Hoja 1'.CM37</svg:desc>
                </draw:g>
              </table:table-cell>
              <table:table-cell office:value-type="float" office:value="59">
                <text:p>59</text:p>
                <draw:g>
                  <svg:desc>'Histograma cripto - Hoja 1'.CN37:'Histograma cripto - Hoja 1'.CN37</svg:desc>
                </draw:g>
              </table:table-cell>
              <table:table-cell office:value-type="float" office:value="77">
                <text:p>77</text:p>
                <draw:g>
                  <svg:desc>'Histograma cripto - Hoja 1'.CO37:'Histograma cripto - Hoja 1'.CO37</svg:desc>
                </draw:g>
              </table:table-cell>
              <table:table-cell office:value-type="float" office:value="68">
                <text:p>68</text:p>
                <draw:g>
                  <svg:desc>'Histograma cripto - Hoja 1'.CP37:'Histograma cripto - Hoja 1'.CP37</svg:desc>
                </draw:g>
              </table:table-cell>
              <table:table-cell office:value-type="float" office:value="65">
                <text:p>65</text:p>
                <draw:g>
                  <svg:desc>'Histograma cripto - Hoja 1'.CQ37:'Histograma cripto - Hoja 1'.CQ37</svg:desc>
                </draw:g>
              </table:table-cell>
              <table:table-cell office:value-type="float" office:value="72">
                <text:p>72</text:p>
                <draw:g>
                  <svg:desc>'Histograma cripto - Hoja 1'.CR37:'Histograma cripto - Hoja 1'.CR37</svg:desc>
                </draw:g>
              </table:table-cell>
              <table:table-cell office:value-type="float" office:value="61">
                <text:p>61</text:p>
                <draw:g>
                  <svg:desc>'Histograma cripto - Hoja 1'.CS37:'Histograma cripto - Hoja 1'.CS37</svg:desc>
                </draw:g>
              </table:table-cell>
              <table:table-cell office:value-type="float" office:value="62">
                <text:p>62</text:p>
                <draw:g>
                  <svg:desc>'Histograma cripto - Hoja 1'.CT37:'Histograma cripto - Hoja 1'.CT37</svg:desc>
                </draw:g>
              </table:table-cell>
              <table:table-cell office:value-type="float" office:value="54">
                <text:p>54</text:p>
                <draw:g>
                  <svg:desc>'Histograma cripto - Hoja 1'.CU37:'Histograma cripto - Hoja 1'.CU37</svg:desc>
                </draw:g>
              </table:table-cell>
              <table:table-cell office:value-type="float" office:value="74">
                <text:p>74</text:p>
                <draw:g>
                  <svg:desc>'Histograma cripto - Hoja 1'.CV37:'Histograma cripto - Hoja 1'.CV37</svg:desc>
                </draw:g>
              </table:table-cell>
              <table:table-cell office:value-type="float" office:value="66">
                <text:p>66</text:p>
                <draw:g>
                  <svg:desc>'Histograma cripto - Hoja 1'.CW37:'Histograma cripto - Hoja 1'.CW37</svg:desc>
                </draw:g>
              </table:table-cell>
              <table:table-cell office:value-type="float" office:value="59">
                <text:p>59</text:p>
                <draw:g>
                  <svg:desc>'Histograma cripto - Hoja 1'.CX37:'Histograma cripto - Hoja 1'.CX37</svg:desc>
                </draw:g>
              </table:table-cell>
              <table:table-cell office:value-type="float" office:value="65">
                <text:p>65</text:p>
                <draw:g>
                  <svg:desc>'Histograma cripto - Hoja 1'.CY37:'Histograma cripto - Hoja 1'.CY37</svg:desc>
                </draw:g>
              </table:table-cell>
              <table:table-cell office:value-type="float" office:value="56">
                <text:p>56</text:p>
                <draw:g>
                  <svg:desc>'Histograma cripto - Hoja 1'.CZ37:'Histograma cripto - Hoja 1'.CZ37</svg:desc>
                </draw:g>
              </table:table-cell>
              <table:table-cell office:value-type="float" office:value="64">
                <text:p>64</text:p>
                <draw:g>
                  <svg:desc>'Histograma cripto - Hoja 1'.DA37:'Histograma cripto - Hoja 1'.DA37</svg:desc>
                </draw:g>
              </table:table-cell>
              <table:table-cell office:value-type="float" office:value="64">
                <text:p>64</text:p>
                <draw:g>
                  <svg:desc>'Histograma cripto - Hoja 1'.DB37:'Histograma cripto - Hoja 1'.DB37</svg:desc>
                </draw:g>
              </table:table-cell>
              <table:table-cell office:value-type="float" office:value="71">
                <text:p>71</text:p>
                <draw:g>
                  <svg:desc>'Histograma cripto - Hoja 1'.DC37:'Histograma cripto - Hoja 1'.DC37</svg:desc>
                </draw:g>
              </table:table-cell>
              <table:table-cell office:value-type="float" office:value="65">
                <text:p>65</text:p>
                <draw:g>
                  <svg:desc>'Histograma cripto - Hoja 1'.DD37:'Histograma cripto - Hoja 1'.DD37</svg:desc>
                </draw:g>
              </table:table-cell>
              <table:table-cell office:value-type="float" office:value="67">
                <text:p>67</text:p>
                <draw:g>
                  <svg:desc>'Histograma cripto - Hoja 1'.DE37:'Histograma cripto - Hoja 1'.DE37</svg:desc>
                </draw:g>
              </table:table-cell>
              <table:table-cell office:value-type="float" office:value="66">
                <text:p>66</text:p>
                <draw:g>
                  <svg:desc>'Histograma cripto - Hoja 1'.DF37:'Histograma cripto - Hoja 1'.DF37</svg:desc>
                </draw:g>
              </table:table-cell>
              <table:table-cell office:value-type="float" office:value="65">
                <text:p>65</text:p>
                <draw:g>
                  <svg:desc>'Histograma cripto - Hoja 1'.DG37:'Histograma cripto - Hoja 1'.DG37</svg:desc>
                </draw:g>
              </table:table-cell>
              <table:table-cell office:value-type="float" office:value="77">
                <text:p>77</text:p>
                <draw:g>
                  <svg:desc>'Histograma cripto - Hoja 1'.DH37:'Histograma cripto - Hoja 1'.DH37</svg:desc>
                </draw:g>
              </table:table-cell>
              <table:table-cell office:value-type="float" office:value="67">
                <text:p>67</text:p>
                <draw:g>
                  <svg:desc>'Histograma cripto - Hoja 1'.DI37:'Histograma cripto - Hoja 1'.DI37</svg:desc>
                </draw:g>
              </table:table-cell>
              <table:table-cell office:value-type="float" office:value="53">
                <text:p>53</text:p>
                <draw:g>
                  <svg:desc>'Histograma cripto - Hoja 1'.DJ37:'Histograma cripto - Hoja 1'.DJ37</svg:desc>
                </draw:g>
              </table:table-cell>
              <table:table-cell office:value-type="float" office:value="55">
                <text:p>55</text:p>
                <draw:g>
                  <svg:desc>'Histograma cripto - Hoja 1'.DK37:'Histograma cripto - Hoja 1'.DK37</svg:desc>
                </draw:g>
              </table:table-cell>
              <table:table-cell office:value-type="float" office:value="60">
                <text:p>60</text:p>
                <draw:g>
                  <svg:desc>'Histograma cripto - Hoja 1'.DL37:'Histograma cripto - Hoja 1'.DL37</svg:desc>
                </draw:g>
              </table:table-cell>
              <table:table-cell office:value-type="float" office:value="54">
                <text:p>54</text:p>
                <draw:g>
                  <svg:desc>'Histograma cripto - Hoja 1'.DM37:'Histograma cripto - Hoja 1'.DM37</svg:desc>
                </draw:g>
              </table:table-cell>
              <table:table-cell office:value-type="float" office:value="57">
                <text:p>57</text:p>
                <draw:g>
                  <svg:desc>'Histograma cripto - Hoja 1'.DN37:'Histograma cripto - Hoja 1'.DN37</svg:desc>
                </draw:g>
              </table:table-cell>
              <table:table-cell office:value-type="float" office:value="67">
                <text:p>67</text:p>
                <draw:g>
                  <svg:desc>'Histograma cripto - Hoja 1'.DO37:'Histograma cripto - Hoja 1'.DO37</svg:desc>
                </draw:g>
              </table:table-cell>
              <table:table-cell office:value-type="float" office:value="59">
                <text:p>59</text:p>
                <draw:g>
                  <svg:desc>'Histograma cripto - Hoja 1'.DP37:'Histograma cripto - Hoja 1'.DP37</svg:desc>
                </draw:g>
              </table:table-cell>
              <table:table-cell office:value-type="float" office:value="59">
                <text:p>59</text:p>
                <draw:g>
                  <svg:desc>'Histograma cripto - Hoja 1'.DQ37:'Histograma cripto - Hoja 1'.DQ37</svg:desc>
                </draw:g>
              </table:table-cell>
              <table:table-cell office:value-type="float" office:value="65">
                <text:p>65</text:p>
                <draw:g>
                  <svg:desc>'Histograma cripto - Hoja 1'.DR37:'Histograma cripto - Hoja 1'.DR37</svg:desc>
                </draw:g>
              </table:table-cell>
              <table:table-cell office:value-type="float" office:value="55">
                <text:p>55</text:p>
                <draw:g>
                  <svg:desc>'Histograma cripto - Hoja 1'.DS37:'Histograma cripto - Hoja 1'.DS37</svg:desc>
                </draw:g>
              </table:table-cell>
              <table:table-cell office:value-type="float" office:value="55">
                <text:p>55</text:p>
                <draw:g>
                  <svg:desc>'Histograma cripto - Hoja 1'.DT37:'Histograma cripto - Hoja 1'.DT37</svg:desc>
                </draw:g>
              </table:table-cell>
              <table:table-cell office:value-type="float" office:value="63">
                <text:p>63</text:p>
                <draw:g>
                  <svg:desc>'Histograma cripto - Hoja 1'.DU37:'Histograma cripto - Hoja 1'.DU37</svg:desc>
                </draw:g>
              </table:table-cell>
              <table:table-cell office:value-type="float" office:value="62">
                <text:p>62</text:p>
                <draw:g>
                  <svg:desc>'Histograma cripto - Hoja 1'.DV37:'Histograma cripto - Hoja 1'.DV37</svg:desc>
                </draw:g>
              </table:table-cell>
              <table:table-cell office:value-type="float" office:value="70">
                <text:p>70</text:p>
                <draw:g>
                  <svg:desc>'Histograma cripto - Hoja 1'.DW37:'Histograma cripto - Hoja 1'.DW37</svg:desc>
                </draw:g>
              </table:table-cell>
              <table:table-cell office:value-type="float" office:value="71">
                <text:p>71</text:p>
                <draw:g>
                  <svg:desc>'Histograma cripto - Hoja 1'.DX37:'Histograma cripto - Hoja 1'.DX37</svg:desc>
                </draw:g>
              </table:table-cell>
              <table:table-cell office:value-type="float" office:value="62">
                <text:p>62</text:p>
                <draw:g>
                  <svg:desc>'Histograma cripto - Hoja 1'.DY37:'Histograma cripto - Hoja 1'.DY37</svg:desc>
                </draw:g>
              </table:table-cell>
              <table:table-cell office:value-type="float" office:value="56">
                <text:p>56</text:p>
                <draw:g>
                  <svg:desc>'Histograma cripto - Hoja 1'.DZ37:'Histograma cripto - Hoja 1'.DZ37</svg:desc>
                </draw:g>
              </table:table-cell>
              <table:table-cell office:value-type="float" office:value="70">
                <text:p>70</text:p>
                <draw:g>
                  <svg:desc>'Histograma cripto - Hoja 1'.EA37:'Histograma cripto - Hoja 1'.EA37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